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0.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d68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baixa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valor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093</text:p>
          </table:table-cell>
          <table:table-cell table:style-name="ce1" office:value-type="string" calcext:value-type="string">
            <text:p>Arroz beneficiado e produtos derivados</text:p>
          </table:table-cell>
          <table:table-cell table:style-name="ce1" office:value-type="float" office:value="1789.34723034518" calcext:value-type="float">
            <text:p>1789,34723034518</text:p>
          </table:table-cell>
          <table:table-cell table:style-name="ce1" office:value-type="float" office:value="3168.0497712619" calcext:value-type="float">
            <text:p>3168,0497712619</text:p>
          </table:table-cell>
          <table:table-cell table:style-name="ce1" office:value-type="float" office:value="0.360944913180267" calcext:value-type="float">
            <text:p>0,360944913180267</text:p>
          </table:table-cell>
          <table:table-cell table:style-name="ce1" office:value-type="float" office:value="4957.39700160708" calcext:value-type="float">
            <text:p>4957,3970016070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6480</text:p>
          </table:table-cell>
          <table:table-cell table:style-name="ce1" office:value-type="string" calcext:value-type="string">
            <text:p>Intermediação financeira e seguros</text:p>
          </table:table-cell>
          <table:table-cell table:style-name="ce1" office:value-type="float" office:value="3530.70820476383" calcext:value-type="float">
            <text:p>3530,70820476383</text:p>
          </table:table-cell>
          <table:table-cell table:style-name="ce1" office:value-type="float" office:value="1397.693336857" calcext:value-type="float">
            <text:p>1397,693336857</text:p>
          </table:table-cell>
          <table:table-cell table:style-name="ce1" office:value-type="float" office:value="0.71640027196377" calcext:value-type="float">
            <text:p>0,71640027196377</text:p>
          </table:table-cell>
          <table:table-cell table:style-name="ce1" office:value-type="float" office:value="4928.40154162083" calcext:value-type="float">
            <text:p>4928,40154162083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8692</text:p>
          </table:table-cell>
          <table:table-cell table:style-name="ce1" office:value-type="string" calcext:value-type="string">
            <text:p>Saúde mercantil</text:p>
          </table:table-cell>
          <table:table-cell table:style-name="ce1" office:value-type="float" office:value="2221.07716634253" calcext:value-type="float">
            <text:p>2221,07716634253</text:p>
          </table:table-cell>
          <table:table-cell table:style-name="ce1" office:value-type="float" office:value="2635.30521931715" calcext:value-type="float">
            <text:p>2635,30521931715</text:p>
          </table:table-cell>
          <table:table-cell table:style-name="ce1" office:value-type="float" office:value="0.457352199633436" calcext:value-type="float">
            <text:p>0,457352199633436</text:p>
          </table:table-cell>
          <table:table-cell table:style-name="ce1" office:value-type="float" office:value="4856.38238565968" calcext:value-type="float">
            <text:p>4856,3823856596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991</text:p>
          </table:table-cell>
          <table:table-cell table:style-name="ce1" office:value-type="string" calcext:value-type="string">
            <text:p>Automóveis, camionetas e utilitários</text:p>
          </table:table-cell>
          <table:table-cell table:style-name="ce1" office:value-type="float" office:value="3542.90029593516" calcext:value-type="float">
            <text:p>3542,90029593516</text:p>
          </table:table-cell>
          <table:table-cell table:style-name="ce1" office:value-type="float" office:value="1050.17010199027" calcext:value-type="float">
            <text:p>1050,17010199027</text:p>
          </table:table-cell>
          <table:table-cell table:style-name="ce1" office:value-type="float" office:value="0.771357716950168" calcext:value-type="float">
            <text:p>0,771357716950168</text:p>
          </table:table-cell>
          <table:table-cell table:style-name="ce1" office:value-type="float" office:value="4593.07039792542" calcext:value-type="float">
            <text:p>4593,0703979254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500</text:p>
          </table:table-cell>
          <table:table-cell table:style-name="ce1" office:value-type="string" calcext:value-type="string">
            <text:p>Serviços de alojamento e alimentação</text:p>
          </table:table-cell>
          <table:table-cell table:style-name="ce1" office:value-type="float" office:value="2184.05004662419" calcext:value-type="float">
            <text:p>2184,05004662419</text:p>
          </table:table-cell>
          <table:table-cell table:style-name="ce1" office:value-type="float" office:value="1744.1129418748" calcext:value-type="float">
            <text:p>1744,1129418748</text:p>
          </table:table-cell>
          <table:table-cell table:style-name="ce1" office:value-type="float" office:value="0.555997817050546" calcext:value-type="float">
            <text:p>0,555997817050546</text:p>
          </table:table-cell>
          <table:table-cell table:style-name="ce1" office:value-type="float" office:value="3928.16298849898" calcext:value-type="float">
            <text:p>3928,1629884989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Outros produtos do refino de petróleo e coque</text:p>
          </table:table-cell>
          <table:table-cell table:style-name="ce1" office:value-type="float" office:value="2091.75422617193" calcext:value-type="float">
            <text:p>2091,75422617193</text:p>
          </table:table-cell>
          <table:table-cell table:style-name="ce1" office:value-type="float" office:value="987.806375936942" calcext:value-type="float">
            <text:p>987,806375936942</text:p>
          </table:table-cell>
          <table:table-cell table:style-name="ce1" office:value-type="float" office:value="0.679237883722601" calcext:value-type="float">
            <text:p>0,679237883722601</text:p>
          </table:table-cell>
          <table:table-cell table:style-name="ce1" office:value-type="float" office:value="3079.56060210887" calcext:value-type="float">
            <text:p>3079,56060210887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4900</text:p>
          </table:table-cell>
          <table:table-cell table:style-name="ce1" office:value-type="string" calcext:value-type="string">
            <text:p>Transporte de carga</text:p>
          </table:table-cell>
          <table:table-cell table:style-name="ce1" office:value-type="float" office:value="1197.26459802637" calcext:value-type="float">
            <text:p>1197,26459802637</text:p>
          </table:table-cell>
          <table:table-cell table:style-name="ce1" office:value-type="float" office:value="1678.51783286935" calcext:value-type="float">
            <text:p>1678,51783286935</text:p>
          </table:table-cell>
          <table:table-cell table:style-name="ce1" office:value-type="float" office:value="0.416326556961911" calcext:value-type="float">
            <text:p>0,416326556961911</text:p>
          </table:table-cell>
          <table:table-cell table:style-name="ce1" office:value-type="float" office:value="2875.78243089571" calcext:value-type="float">
            <text:p>2875,7824308957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Artigos do vestuário e acessórios</text:p>
          </table:table-cell>
          <table:table-cell table:style-name="ce1" office:value-type="float" office:value="1144.87904513438" calcext:value-type="float">
            <text:p>1144,87904513438</text:p>
          </table:table-cell>
          <table:table-cell table:style-name="ce1" office:value-type="float" office:value="1320.02217370774" calcext:value-type="float">
            <text:p>1320,02217370774</text:p>
          </table:table-cell>
          <table:table-cell table:style-name="ce1" office:value-type="float" office:value="0.464472586723853" calcext:value-type="float">
            <text:p>0,464472586723853</text:p>
          </table:table-cell>
          <table:table-cell table:style-name="ce1" office:value-type="float" office:value="2464.90121884212" calcext:value-type="float">
            <text:p>2464,9012188421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091</text:p>
          </table:table-cell>
          <table:table-cell table:style-name="ce1" office:value-type="string" calcext:value-type="string">
            <text:p>Abate e preparação de produtos de carne</text:p>
          </table:table-cell>
          <table:table-cell table:style-name="ce1" office:value-type="float" office:value="804.746174648712" calcext:value-type="float">
            <text:p>804,746174648712</text:p>
          </table:table-cell>
          <table:table-cell table:style-name="ce1" office:value-type="float" office:value="1625.73894465741" calcext:value-type="float">
            <text:p>1625,73894465741</text:p>
          </table:table-cell>
          <table:table-cell table:style-name="ce1" office:value-type="float" office:value="0.331105164255628" calcext:value-type="float">
            <text:p>0,331105164255628</text:p>
          </table:table-cell>
          <table:table-cell table:style-name="ce1" office:value-type="float" office:value="2430.48511930612" calcext:value-type="float">
            <text:p>2430,4851193061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8592</text:p>
          </table:table-cell>
          <table:table-cell table:style-name="ce1" office:value-type="string" calcext:value-type="string">
            <text:p>Educação mercantil</text:p>
          </table:table-cell>
          <table:table-cell table:style-name="ce1" office:value-type="float" office:value="1867.17660531226" calcext:value-type="float">
            <text:p>1867,17660531226</text:p>
          </table:table-cell>
          <table:table-cell table:style-name="ce1" office:value-type="float" office:value="502.187618261186" calcext:value-type="float">
            <text:p>502,187618261186</text:p>
          </table:table-cell>
          <table:table-cell table:style-name="ce1" office:value-type="float" office:value="0.78804963235927" calcext:value-type="float">
            <text:p>0,78804963235927</text:p>
          </table:table-cell>
          <table:table-cell table:style-name="ce1" office:value-type="float" office:value="2369.36422357345" calcext:value-type="float">
            <text:p>2369,3642235734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9800</text:p>
          </table:table-cell>
          <table:table-cell table:style-name="ce1" office:value-type="string" calcext:value-type="string">
            <text:p>TAXAS</text:p>
          </table:table-cell>
          <table:table-cell table:style-name="ce1" office:value-type="float" office:value="1452.48892636907" calcext:value-type="float">
            <text:p>1452,48892636907</text:p>
          </table:table-cell>
          <table:table-cell table:style-name="ce1" office:value-type="float" office:value="760.832774759505" calcext:value-type="float">
            <text:p>760,832774759505</text:p>
          </table:table-cell>
          <table:table-cell table:style-name="ce1" office:value-type="float" office:value="0.656248445776521" calcext:value-type="float">
            <text:p>0,656248445776521</text:p>
          </table:table-cell>
          <table:table-cell table:style-name="ce1" office:value-type="float" office:value="2213.32170112858" calcext:value-type="float">
            <text:p>2213,3217011285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9480</text:p>
          </table:table-cell>
          <table:table-cell table:style-name="ce1" office:value-type="string" calcext:value-type="string">
            <text:p>Serviços prestados às famílias</text:p>
          </table:table-cell>
          <table:table-cell table:style-name="ce1" office:value-type="float" office:value="1359.53537498854" calcext:value-type="float">
            <text:p>1359,53537498854</text:p>
          </table:table-cell>
          <table:table-cell table:style-name="ce1" office:value-type="float" office:value="711.118726809754" calcext:value-type="float">
            <text:p>711,118726809754</text:p>
          </table:table-cell>
          <table:table-cell table:style-name="ce1" office:value-type="float" office:value="0.656572903126519" calcext:value-type="float">
            <text:p>0,656572903126519</text:p>
          </table:table-cell>
          <table:table-cell table:style-name="ce1" office:value-type="float" office:value="2070.65410179829" calcext:value-type="float">
            <text:p>2070,65410179829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093</text:p>
          </table:table-cell>
          <table:table-cell table:style-name="ce1" office:value-type="string" calcext:value-type="string">
            <text:p>Perfumaria, sabões e artigos de limpeza</text:p>
          </table:table-cell>
          <table:table-cell table:style-name="ce1" office:value-type="float" office:value="775.49025227351" calcext:value-type="float">
            <text:p>775,49025227351</text:p>
          </table:table-cell>
          <table:table-cell table:style-name="ce1" office:value-type="float" office:value="1028.05044281569" calcext:value-type="float">
            <text:p>1028,05044281569</text:p>
          </table:table-cell>
          <table:table-cell table:style-name="ce1" office:value-type="float" office:value="0.429982120384123" calcext:value-type="float">
            <text:p>0,429982120384123</text:p>
          </table:table-cell>
          <table:table-cell table:style-name="ce1" office:value-type="float" office:value="1803.5406950892" calcext:value-type="float">
            <text:p>1803,540695089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6800</text:p>
          </table:table-cell>
          <table:table-cell table:style-name="ce1" office:value-type="string" calcext:value-type="string">
            <text:p>Serviços imobiliários e aluguel</text:p>
          </table:table-cell>
          <table:table-cell table:style-name="ce1" office:value-type="float" office:value="916.715805566281" calcext:value-type="float">
            <text:p>916,715805566281</text:p>
          </table:table-cell>
          <table:table-cell table:style-name="ce1" office:value-type="float" office:value="793.789271256999" calcext:value-type="float">
            <text:p>793,789271256999</text:p>
          </table:table-cell>
          <table:table-cell table:style-name="ce1" office:value-type="float" office:value="0.535932817731702" calcext:value-type="float">
            <text:p>0,535932817731702</text:p>
          </table:table-cell>
          <table:table-cell table:style-name="ce1" office:value-type="float" office:value="1710.50507682328" calcext:value-type="float">
            <text:p>1710,5050768232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0191</text:p>
          </table:table-cell>
          <table:table-cell table:style-name="ce1" office:value-type="string" calcext:value-type="string">
            <text:p>Outros produtos e serviços da lavoura</text:p>
          </table:table-cell>
          <table:table-cell table:style-name="ce1" office:value-type="float" office:value="493.320174979221" calcext:value-type="float">
            <text:p>493,320174979221</text:p>
          </table:table-cell>
          <table:table-cell table:style-name="ce1" office:value-type="float" office:value="1011.56756378298" calcext:value-type="float">
            <text:p>1011,56756378298</text:p>
          </table:table-cell>
          <table:table-cell table:style-name="ce1" office:value-type="float" office:value="0.327811943889573" calcext:value-type="float">
            <text:p>0,327811943889573</text:p>
          </table:table-cell>
          <table:table-cell table:style-name="ce1" office:value-type="float" office:value="1504.8877387622" calcext:value-type="float">
            <text:p>1504,887738762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Aparelhos/instrumentos médico-hospitalar, medida e óptico</text:p>
          </table:table-cell>
          <table:table-cell table:style-name="ce1" office:value-type="float" office:value="588.482043996154" calcext:value-type="float">
            <text:p>588,482043996154</text:p>
          </table:table-cell>
          <table:table-cell table:style-name="ce1" office:value-type="float" office:value="450.625293596655" calcext:value-type="float">
            <text:p>450,625293596655</text:p>
          </table:table-cell>
          <table:table-cell table:style-name="ce1" office:value-type="float" office:value="0.566334220446782" calcext:value-type="float">
            <text:p>0,566334220446782</text:p>
          </table:table-cell>
          <table:table-cell table:style-name="ce1" office:value-type="float" office:value="1039.10733759281" calcext:value-type="float">
            <text:p>1039,1073375928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7380</text:p>
          </table:table-cell>
          <table:table-cell table:style-name="ce1" office:value-type="string" calcext:value-type="string">
            <text:p>Serviços de manutenção e reparação</text:p>
          </table:table-cell>
          <table:table-cell table:style-name="ce1" office:value-type="float" office:value="624.114694867595" calcext:value-type="float">
            <text:p>624,114694867595</text:p>
          </table:table-cell>
          <table:table-cell table:style-name="ce1" office:value-type="float" office:value="374.732442143652" calcext:value-type="float">
            <text:p>374,732442143652</text:p>
          </table:table-cell>
          <table:table-cell table:style-name="ce1" office:value-type="float" office:value="0.624835044063972" calcext:value-type="float">
            <text:p>0,624835044063972</text:p>
          </table:table-cell>
          <table:table-cell table:style-name="ce1" office:value-type="float" office:value="998.847137011246" calcext:value-type="float">
            <text:p>998,84713701124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6100</text:p>
          </table:table-cell>
          <table:table-cell table:style-name="ce1" office:value-type="string" calcext:value-type="string">
            <text:p>Serviços de informação</text:p>
          </table:table-cell>
          <table:table-cell table:style-name="ce1" office:value-type="float" office:value="474.212728656443" calcext:value-type="float">
            <text:p>474,212728656443</text:p>
          </table:table-cell>
          <table:table-cell table:style-name="ce1" office:value-type="float" office:value="264.708357383424" calcext:value-type="float">
            <text:p>264,708357383424</text:p>
          </table:table-cell>
          <table:table-cell table:style-name="ce1" office:value-type="float" office:value="0.641763697931416" calcext:value-type="float">
            <text:p>0,641763697931416</text:p>
          </table:table-cell>
          <table:table-cell table:style-name="ce1" office:value-type="float" office:value="738.921086039866" calcext:value-type="float">
            <text:p>738,92108603986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Jornais, revistas, discos e outros produtos gravados</text:p>
          </table:table-cell>
          <table:table-cell table:style-name="ce1" office:value-type="float" office:value="375.759695019456" calcext:value-type="float">
            <text:p>375,759695019456</text:p>
          </table:table-cell>
          <table:table-cell table:style-name="ce1" office:value-type="float" office:value="225.253219931016" calcext:value-type="float">
            <text:p>225,253219931016</text:p>
          </table:table-cell>
          <table:table-cell table:style-name="ce1" office:value-type="float" office:value="0.625210682952498" calcext:value-type="float">
            <text:p>0,625210682952498</text:p>
          </table:table-cell>
          <table:table-cell table:style-name="ce1" office:value-type="float" office:value="601.012914950473" calcext:value-type="float">
            <text:p>601,012914950473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float" office:value="282.03156792917" calcext:value-type="float">
            <text:p>282,03156792917</text:p>
          </table:table-cell>
          <table:table-cell table:style-name="ce1" office:value-type="float" office:value="310.954373476106" calcext:value-type="float">
            <text:p>310,954373476106</text:p>
          </table:table-cell>
          <table:table-cell table:style-name="ce1" office:value-type="float" office:value="0.475612570613062" calcext:value-type="float">
            <text:p>0,475612570613062</text:p>
          </table:table-cell>
          <table:table-cell table:style-name="ce1" office:value-type="float" office:value="592.985941405276" calcext:value-type="float">
            <text:p>592,98594140527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Outros equipamentos de transporte</text:p>
          </table:table-cell>
          <table:table-cell table:style-name="ce1" office:value-type="float" office:value="210.362209459515" calcext:value-type="float">
            <text:p>210,362209459515</text:p>
          </table:table-cell>
          <table:table-cell table:style-name="ce1" office:value-type="float" office:value="321.465583973511" calcext:value-type="float">
            <text:p>321,465583973511</text:p>
          </table:table-cell>
          <table:table-cell table:style-name="ce1" office:value-type="float" office:value="0.395545723741883" calcext:value-type="float">
            <text:p>0,395545723741883</text:p>
          </table:table-cell>
          <table:table-cell table:style-name="ce1" office:value-type="float" office:value="531.827793433026" calcext:value-type="float">
            <text:p>531,82779343302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3180</text:p>
          </table:table-cell>
          <table:table-cell table:style-name="ce1" office:value-type="string" calcext:value-type="string">
            <text:p>Móveis e produtos das indústrias diversas</text:p>
          </table:table-cell>
          <table:table-cell table:style-name="ce1" office:value-type="float" office:value="265.374597010924" calcext:value-type="float">
            <text:p>265,374597010924</text:p>
          </table:table-cell>
          <table:table-cell table:style-name="ce1" office:value-type="float" office:value="261.750959486094" calcext:value-type="float">
            <text:p>261,750959486094</text:p>
          </table:table-cell>
          <table:table-cell table:style-name="ce1" office:value-type="float" office:value="0.503437167369489" calcext:value-type="float">
            <text:p>0,503437167369489</text:p>
          </table:table-cell>
          <table:table-cell table:style-name="ce1" office:value-type="float" office:value="527.125556497018" calcext:value-type="float">
            <text:p>527,12555649701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9080</text:p>
          </table:table-cell>
          <table:table-cell table:style-name="ce1" office:value-type="string" calcext:value-type="string">
            <text:p>Serviços prestados às famílias</text:p>
          </table:table-cell>
          <table:table-cell table:style-name="ce1" office:value-type="float" office:value="319.028986094864" calcext:value-type="float">
            <text:p>319,028986094864</text:p>
          </table:table-cell>
          <table:table-cell table:style-name="ce1" office:value-type="float" office:value="153.904312932206" calcext:value-type="float">
            <text:p>153,904312932206</text:p>
          </table:table-cell>
          <table:table-cell table:style-name="ce1" office:value-type="float" office:value="0.67457501248311" calcext:value-type="float">
            <text:p>0,67457501248311</text:p>
          </table:table-cell>
          <table:table-cell table:style-name="ce1" office:value-type="float" office:value="472.93329902707" calcext:value-type="float">
            <text:p>472,93329902707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Produtos do fumo</text:p>
          </table:table-cell>
          <table:table-cell table:style-name="ce1" office:value-type="float" office:value="157.002341118481" calcext:value-type="float">
            <text:p>157,002341118481</text:p>
          </table:table-cell>
          <table:table-cell table:style-name="ce1" office:value-type="float" office:value="303.423064275987" calcext:value-type="float">
            <text:p>303,423064275987</text:p>
          </table:table-cell>
          <table:table-cell table:style-name="ce1" office:value-type="float" office:value="0.340994087813138" calcext:value-type="float">
            <text:p>0,340994087813138</text:p>
          </table:table-cell>
          <table:table-cell table:style-name="ce1" office:value-type="float" office:value="460.425405394468" calcext:value-type="float">
            <text:p>460,42540539446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Fabricação outros produtos Têxteis</text:p>
          </table:table-cell>
          <table:table-cell table:style-name="ce1" office:value-type="float" office:value="189.388184796344" calcext:value-type="float">
            <text:p>189,388184796344</text:p>
          </table:table-cell>
          <table:table-cell table:style-name="ce1" office:value-type="float" office:value="209.551517360061" calcext:value-type="float">
            <text:p>209,551517360061</text:p>
          </table:table-cell>
          <table:table-cell table:style-name="ce1" office:value-type="float" office:value="0.474728846922571" calcext:value-type="float">
            <text:p>0,474728846922571</text:p>
          </table:table-cell>
          <table:table-cell table:style-name="ce1" office:value-type="float" office:value="398.939702156405" calcext:value-type="float">
            <text:p>398,93970215640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Produtos das usinas e do refino de açúcar</text:p>
          </table:table-cell>
          <table:table-cell table:style-name="ce1" office:value-type="float" office:value="68.8219487887376" calcext:value-type="float">
            <text:p>68,8219487887376</text:p>
          </table:table-cell>
          <table:table-cell table:style-name="ce1" office:value-type="float" office:value="260.745062884741" calcext:value-type="float">
            <text:p>260,745062884741</text:p>
          </table:table-cell>
          <table:table-cell table:style-name="ce1" office:value-type="float" office:value="0.208825356759079" calcext:value-type="float">
            <text:p>0,208825356759079</text:p>
          </table:table-cell>
          <table:table-cell table:style-name="ce1" office:value-type="float" office:value="329.567011673478" calcext:value-type="float">
            <text:p>329,56701167347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Papel e papelão, embalagens e artefatos</text:p>
          </table:table-cell>
          <table:table-cell table:style-name="ce1" office:value-type="float" office:value="120.934999912648" calcext:value-type="float">
            <text:p>120,934999912648</text:p>
          </table:table-cell>
          <table:table-cell table:style-name="ce1" office:value-type="float" office:value="169.29308515057" calcext:value-type="float">
            <text:p>169,29308515057</text:p>
          </table:table-cell>
          <table:table-cell table:style-name="ce1" office:value-type="float" office:value="0.416689514683963" calcext:value-type="float">
            <text:p>0,416689514683963</text:p>
          </table:table-cell>
          <table:table-cell table:style-name="ce1" office:value-type="float" office:value="290.228085063219" calcext:value-type="float">
            <text:p>290,228085063219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Álcool</text:p>
          </table:table-cell>
          <table:table-cell table:style-name="ce1" office:value-type="float" office:value="142.5759062794" calcext:value-type="float">
            <text:p>142,5759062794</text:p>
          </table:table-cell>
          <table:table-cell table:style-name="ce1" office:value-type="float" office:value="120.725416409775" calcext:value-type="float">
            <text:p>120,725416409775</text:p>
          </table:table-cell>
          <table:table-cell table:style-name="ce1" office:value-type="float" office:value="0.541493315807265" calcext:value-type="float">
            <text:p>0,541493315807265</text:p>
          </table:table-cell>
          <table:table-cell table:style-name="ce1" office:value-type="float" office:value="263.301322689174" calcext:value-type="float">
            <text:p>263,301322689174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698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187.775234652768" calcext:value-type="float">
            <text:p>187,775234652768</text:p>
          </table:table-cell>
          <table:table-cell table:style-name="ce1" office:value-type="float" office:value="74.3926384537573" calcext:value-type="float">
            <text:p>74,3926384537573</text:p>
          </table:table-cell>
          <table:table-cell table:style-name="ce1" office:value-type="float" office:value="0.716240447114091" calcext:value-type="float">
            <text:p>0,716240447114091</text:p>
          </table:table-cell>
          <table:table-cell table:style-name="ce1" office:value-type="float" office:value="262.167873106525" calcext:value-type="float">
            <text:p>262,16787310652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Artigos de plástico</text:p>
          </table:table-cell>
          <table:table-cell table:style-name="ce1" office:value-type="float" office:value="126.337890428444" calcext:value-type="float">
            <text:p>126,337890428444</text:p>
          </table:table-cell>
          <table:table-cell table:style-name="ce1" office:value-type="float" office:value="113.906144770406" calcext:value-type="float">
            <text:p>113,906144770406</text:p>
          </table:table-cell>
          <table:table-cell table:style-name="ce1" office:value-type="float" office:value="0.525873161944994" calcext:value-type="float">
            <text:p>0,525873161944994</text:p>
          </table:table-cell>
          <table:table-cell table:style-name="ce1" office:value-type="float" office:value="240.24403519885" calcext:value-type="float">
            <text:p>240,2440351988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788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135.771362057055" calcext:value-type="float">
            <text:p>135,771362057055</text:p>
          </table:table-cell>
          <table:table-cell table:style-name="ce1" office:value-type="float" office:value="32.1320171553904" calcext:value-type="float">
            <text:p>32,1320171553904</text:p>
          </table:table-cell>
          <table:table-cell table:style-name="ce1" office:value-type="float" office:value="0.808627930503208" calcext:value-type="float">
            <text:p>0,808627930503208</text:p>
          </table:table-cell>
          <table:table-cell table:style-name="ce1" office:value-type="float" office:value="167.903379212445" calcext:value-type="float">
            <text:p>167,90337921244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80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82.601052874957" calcext:value-type="float">
            <text:p>82,601052874957</text:p>
          </table:table-cell>
          <table:table-cell table:style-name="ce1" office:value-type="float" office:value="45.9758799239525" calcext:value-type="float">
            <text:p>45,9758799239525</text:p>
          </table:table-cell>
          <table:table-cell table:style-name="ce1" office:value-type="float" office:value="0.642425130829203" calcext:value-type="float">
            <text:p>0,642425130829203</text:p>
          </table:table-cell>
          <table:table-cell table:style-name="ce1" office:value-type="float" office:value="128.57693279891" calcext:value-type="float">
            <text:p>128,5769327989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Produtos de metal - exclusive máquinas e equipamento</text:p>
          </table:table-cell>
          <table:table-cell table:style-name="ce1" office:value-type="float" office:value="37.6942019118837" calcext:value-type="float">
            <text:p>37,6942019118837</text:p>
          </table:table-cell>
          <table:table-cell table:style-name="ce1" office:value-type="float" office:value="65.3962119540804" calcext:value-type="float">
            <text:p>65,3962119540804</text:p>
          </table:table-cell>
          <table:table-cell table:style-name="ce1" office:value-type="float" office:value="0.365642163013264" calcext:value-type="float">
            <text:p>0,365642163013264</text:p>
          </table:table-cell>
          <table:table-cell table:style-name="ce1" office:value-type="float" office:value="103.090413865964" calcext:value-type="float">
            <text:p>103,090413865964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9900</text:p>
          </table:table-cell>
          <table:table-cell table:style-name="ce1" office:value-type="string" calcext:value-type="string">
            <text:p>FBKF</text:p>
          </table:table-cell>
          <table:table-cell table:style-name="ce1" office:value-type="float" office:value="62.5950168036738" calcext:value-type="float">
            <text:p>62,5950168036738</text:p>
          </table:table-cell>
          <table:table-cell table:style-name="ce1" office:value-type="float" office:value="24.5060285423396" calcext:value-type="float">
            <text:p>24,5060285423396</text:p>
          </table:table-cell>
          <table:table-cell table:style-name="ce1" office:value-type="float" office:value="0.718648284357689" calcext:value-type="float">
            <text:p>0,718648284357689</text:p>
          </table:table-cell>
          <table:table-cell table:style-name="ce1" office:value-type="float" office:value="87.1010453460134" calcext:value-type="float">
            <text:p>87,1010453460134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700</text:p>
          </table:table-cell>
          <table:table-cell table:style-name="ce1" office:value-type="string" calcext:value-type="string">
            <text:p>Máquinas, aparelhos e materiais elétricos</text:p>
          </table:table-cell>
          <table:table-cell table:style-name="ce1" office:value-type="float" office:value="32.0939323755503" calcext:value-type="float">
            <text:p>32,0939323755503</text:p>
          </table:table-cell>
          <table:table-cell table:style-name="ce1" office:value-type="float" office:value="41.5500266046293" calcext:value-type="float">
            <text:p>41,5500266046293</text:p>
          </table:table-cell>
          <table:table-cell table:style-name="ce1" office:value-type="float" office:value="0.435798574927075" calcext:value-type="float">
            <text:p>0,435798574927075</text:p>
          </table:table-cell>
          <table:table-cell table:style-name="ce1" office:value-type="float" office:value="73.6439589801796" calcext:value-type="float">
            <text:p>73,643958980179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092</text:p>
          </table:table-cell>
          <table:table-cell table:style-name="ce1" office:value-type="string" calcext:value-type="string">
            <text:p>Tintas, vernizes, esmaltes e lacas</text:p>
          </table:table-cell>
          <table:table-cell table:style-name="ce1" office:value-type="float" office:value="26.5265342847634" calcext:value-type="float">
            <text:p>26,5265342847634</text:p>
          </table:table-cell>
          <table:table-cell table:style-name="ce1" office:value-type="float" office:value="14.821868252057" calcext:value-type="float">
            <text:p>14,821868252057</text:p>
          </table:table-cell>
          <table:table-cell table:style-name="ce1" office:value-type="float" office:value="0.641537100765665" calcext:value-type="float">
            <text:p>0,641537100765665</text:p>
          </table:table-cell>
          <table:table-cell table:style-name="ce1" office:value-type="float" office:value="41.3484025368204" calcext:value-type="float">
            <text:p>41,3484025368204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Correio</text:p>
          </table:table-cell>
          <table:table-cell table:style-name="ce1" office:value-type="float" office:value="26.9978341856721" calcext:value-type="float">
            <text:p>26,9978341856721</text:p>
          </table:table-cell>
          <table:table-cell table:style-name="ce1" office:value-type="float" office:value="12.7545008475351" calcext:value-type="float">
            <text:p>12,7545008475351</text:p>
          </table:table-cell>
          <table:table-cell table:style-name="ce1" office:value-type="float" office:value="0.679150901780219" calcext:value-type="float">
            <text:p>0,679150901780219</text:p>
          </table:table-cell>
          <table:table-cell table:style-name="ce1" office:value-type="float" office:value="39.7523350332072" calcext:value-type="float">
            <text:p>39,752335033207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Transporte de passageiro</text:p>
          </table:table-cell>
          <table:table-cell table:style-name="ce1" office:value-type="float" office:value="16.6868007343373" calcext:value-type="float">
            <text:p>16,6868007343373</text:p>
          </table:table-cell>
          <table:table-cell table:style-name="ce1" office:value-type="float" office:value="11.2647788606887" calcext:value-type="float">
            <text:p>11,2647788606887</text:p>
          </table:table-cell>
          <table:table-cell table:style-name="ce1" office:value-type="float" office:value="0.596989543206594" calcext:value-type="float">
            <text:p>0,596989543206594</text:p>
          </table:table-cell>
          <table:table-cell table:style-name="ce1" office:value-type="float" office:value="27.951579595026" calcext:value-type="float">
            <text:p>27,951579595026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300</text:p>
          </table:table-cell>
          <table:table-cell table:style-name="ce1" office:value-type="string" calcext:value-type="string">
            <text:p>Outros produtos de minerais não-metálicos</text:p>
          </table:table-cell>
          <table:table-cell table:style-name="ce1" office:value-type="float" office:value="9.35412706957548" calcext:value-type="float">
            <text:p>9,35412706957548</text:p>
          </table:table-cell>
          <table:table-cell table:style-name="ce1" office:value-type="float" office:value="14.940701709288" calcext:value-type="float">
            <text:p>14,940701709288</text:p>
          </table:table-cell>
          <table:table-cell table:style-name="ce1" office:value-type="float" office:value="0.385025437088636" calcext:value-type="float">
            <text:p>0,385025437088636</text:p>
          </table:table-cell>
          <table:table-cell table:style-name="ce1" office:value-type="float" office:value="24.2948287788635" calcext:value-type="float">
            <text:p>24,2948287788635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0580</text:p>
          </table:table-cell>
          <table:table-cell table:style-name="ce1" office:value-type="string" calcext:value-type="string">
            <text:p>Minerais não-metálicos</text:p>
          </table:table-cell>
          <table:table-cell table:style-name="ce1" office:value-type="float" office:value="5.26116689084095" calcext:value-type="float">
            <text:p>5,26116689084095</text:p>
          </table:table-cell>
          <table:table-cell table:style-name="ce1" office:value-type="float" office:value="16.6167069672739" calcext:value-type="float">
            <text:p>16,6167069672739</text:p>
          </table:table-cell>
          <table:table-cell table:style-name="ce1" office:value-type="float" office:value="0.240478893194162" calcext:value-type="float">
            <text:p>0,240478893194162</text:p>
          </table:table-cell>
          <table:table-cell table:style-name="ce1" office:value-type="float" office:value="21.8778738581148" calcext:value-type="float">
            <text:p>21,877873858114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0280</text:p>
          </table:table-cell>
          <table:table-cell table:style-name="ce1" office:value-type="string" calcext:value-type="string">
            <text:p>Produtos da exploração florestal e da silvicultura</text:p>
          </table:table-cell>
          <table:table-cell table:style-name="ce1" office:value-type="float" office:value="5.34253668424216" calcext:value-type="float">
            <text:p>5,34253668424216</text:p>
          </table:table-cell>
          <table:table-cell table:style-name="ce1" office:value-type="float" office:value="16.1497628971199" calcext:value-type="float">
            <text:p>16,1497628971199</text:p>
          </table:table-cell>
          <table:table-cell table:style-name="ce1" office:value-type="float" office:value="0.248579109183606" calcext:value-type="float">
            <text:p>0,248579109183606</text:p>
          </table:table-cell>
          <table:table-cell table:style-name="ce1" office:value-type="float" office:value="21.492299581362" calcext:value-type="float">
            <text:p>21,49229958136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091</text:p>
          </table:table-cell>
          <table:table-cell table:style-name="ce1" office:value-type="string" calcext:value-type="string">
            <text:p>Produtos químicos orgânicos</text:p>
          </table:table-cell>
          <table:table-cell table:style-name="ce1" office:value-type="float" office:value="9.37325337903275" calcext:value-type="float">
            <text:p>9,37325337903275</text:p>
          </table:table-cell>
          <table:table-cell table:style-name="ce1" office:value-type="float" office:value="9.80001839130797" calcext:value-type="float">
            <text:p>9,80001839130797</text:p>
          </table:table-cell>
          <table:table-cell table:style-name="ce1" office:value-type="float" office:value="0.488870834947028" calcext:value-type="float">
            <text:p>0,488870834947028</text:p>
          </table:table-cell>
          <table:table-cell table:style-name="ce1" office:value-type="float" office:value="19.1732717703407" calcext:value-type="float">
            <text:p>19,1732717703407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98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10.6973261075742" calcext:value-type="float">
            <text:p>10,6973261075742</text:p>
          </table:table-cell>
          <table:table-cell table:style-name="ce1" office:value-type="float" office:value="5.59458518507364" calcext:value-type="float">
            <text:p>5,59458518507364</text:p>
          </table:table-cell>
          <table:table-cell table:style-name="ce1" office:value-type="float" office:value="0.656603508048908" calcext:value-type="float">
            <text:p>0,656603508048908</text:p>
          </table:table-cell>
          <table:table-cell table:style-name="ce1" office:value-type="float" office:value="16.2919112926478" calcext:value-type="float">
            <text:p>16,291911292647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5100</text:p>
          </table:table-cell>
          <table:table-cell table:style-name="ce1" office:value-type="string" calcext:value-type="string">
            <text:p>Transporte de passageiro</text:p>
          </table:table-cell>
          <table:table-cell table:style-name="ce1" office:value-type="float" office:value="14.709417244688" calcext:value-type="float">
            <text:p>14,709417244688</text:p>
          </table:table-cell>
          <table:table-cell table:style-name="ce1" office:value-type="float" office:value="0.647387244133333" calcext:value-type="float">
            <text:p>0,647387244133333</text:p>
          </table:table-cell>
          <table:table-cell table:style-name="ce1" office:value-type="float" office:value="0.957843622701286" calcext:value-type="float">
            <text:p>0,957843622701286</text:p>
          </table:table-cell>
          <table:table-cell table:style-name="ce1" office:value-type="float" office:value="15.3568044888213" calcext:value-type="float">
            <text:p>15,3568044888213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718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10.0849149698667" calcext:value-type="float">
            <text:p>10,0849149698667</text:p>
          </table:table-cell>
          <table:table-cell table:style-name="ce1" office:value-type="float" office:value="1.66524322421" calcext:value-type="float">
            <text:p>1,66524322421</text:p>
          </table:table-cell>
          <table:table-cell table:style-name="ce1" office:value-type="float" office:value="0.858279080442554" calcext:value-type="float">
            <text:p>0,858279080442554</text:p>
          </table:table-cell>
          <table:table-cell table:style-name="ce1" office:value-type="float" office:value="11.7501581940767" calcext:value-type="float">
            <text:p>11,7501581940767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Máquinas e equipamentos, inclusive manutenção e reparos</text:p>
          </table:table-cell>
          <table:table-cell table:style-name="ce1" office:value-type="float" office:value="8.2728918238843" calcext:value-type="float">
            <text:p>8,2728918238843</text:p>
          </table:table-cell>
          <table:table-cell table:style-name="ce1" office:value-type="float" office:value="2.7105209338135" calcext:value-type="float">
            <text:p>2,7105209338135</text:p>
          </table:table-cell>
          <table:table-cell table:style-name="ce1" office:value-type="float" office:value="0.753216874061861" calcext:value-type="float">
            <text:p>0,753216874061861</text:p>
          </table:table-cell>
          <table:table-cell table:style-name="ce1" office:value-type="float" office:value="10.9834127576978" calcext:value-type="float">
            <text:p>10,9834127576978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3500</text:p>
          </table:table-cell>
          <table:table-cell table:style-name="ce1" office:value-type="string" calcext:value-type="string">
            <text:p>Eletricidade e gás, água, esgoto e limpeza urbana</text:p>
          </table:table-cell>
          <table:table-cell table:style-name="ce1" office:value-type="float" office:value="3.04822486239633" calcext:value-type="float">
            <text:p>3,04822486239633</text:p>
          </table:table-cell>
          <table:table-cell table:style-name="ce1" office:value-type="float" office:value="4.2817600357958" calcext:value-type="float">
            <text:p>4,2817600357958</text:p>
          </table:table-cell>
          <table:table-cell table:style-name="ce1" office:value-type="float" office:value="0.415856908947813" calcext:value-type="float">
            <text:p>0,415856908947813</text:p>
          </table:table-cell>
          <table:table-cell table:style-name="ce1" office:value-type="float" office:value="7.32998489819213" calcext:value-type="float">
            <text:p>7,32998489819213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Produtos de madeira - exclusive móveis</text:p>
          </table:table-cell>
          <table:table-cell table:style-name="ce1" office:value-type="float" office:value="1.58097455557173" calcext:value-type="float">
            <text:p>1,58097455557173</text:p>
          </table:table-cell>
          <table:table-cell table:style-name="ce1" office:value-type="float" office:value="1.65779683540728" calcext:value-type="float">
            <text:p>1,65779683540728</text:p>
          </table:table-cell>
          <table:table-cell table:style-name="ce1" office:value-type="float" office:value="0.488140212666828" calcext:value-type="float">
            <text:p>0,488140212666828</text:p>
          </table:table-cell>
          <table:table-cell table:style-name="ce1" office:value-type="float" office:value="3.23877139097901" calcext:value-type="float">
            <text:p>3,2387713909790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Serviços prestados às empresas</text:p>
          </table:table-cell>
          <table:table-cell table:style-name="ce1" office:value-type="float" office:value="0.0525885660808416" calcext:value-type="float">
            <text:p>0,052588566080842</text:p>
          </table:table-cell>
          <table:table-cell table:style-name="ce1" office:value-type="float" office:value="0.01396367595" calcext:value-type="float">
            <text:p>0,01396367595</text:p>
          </table:table-cell>
          <table:table-cell table:style-name="ce1" office:value-type="float" office:value="0.790184740229654" calcext:value-type="float">
            <text:p>0,790184740229654</text:p>
          </table:table-cell>
          <table:table-cell table:style-name="ce1" office:value-type="float" office:value="0.0665522420308416" calcext:value-type="float">
            <text:p>0,066552242030842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Pesca e aquicultura</text:p>
          </table:table-cell>
          <table:table-cell table:style-name="ce1" office:value-type="float" office:value="141.202918734672" calcext:value-type="float">
            <text:p>141,20291873467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Fabricação de calçados</text:p>
          </table:table-cell>
          <table:table-cell table:style-name="ce1" office:value-type="float" office:value="434.88201555899" calcext:value-type="float">
            <text:p>434,882015558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Produtos farmacêuticos</text:p>
          </table:table-cell>
          <table:table-cell table:style-name="ce1" office:value-type="float" office:value="1633.45393591803" calcext:value-type="float">
            <text:p>1633,453935918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Ovos de galinha e de outras av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.217480630535" calcext:value-type="float">
            <text:p>394,2174806305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Preparação do couro e fabricação de artefatos - exclusive calçado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2.242666792912" calcext:value-type="float">
            <text:p>532,2426667929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Defensivos agrícola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0.31868196506" calcext:value-type="float">
            <text:p>2580,318681965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9900</text:p>
          </table:table-cell>
          <table:table-cell table:style-name="ce1" office:value-type="string" calcext:value-type="string">
            <text:p>FBKF</text:p>
          </table:table-cell>
          <table:table-cell table:style-name="ce1" office:value-type="float" office:value="11816.76149143" calcext:value-type="float">
            <text:p>11816,76149143</text:p>
          </table:table-cell>
          <table:table-cell table:style-name="ce1" office:value-type="float" office:value="5171.54750592167" calcext:value-type="float">
            <text:p>5171,54750592167</text:p>
          </table:table-cell>
          <table:table-cell table:style-name="ce1" office:value-type="float" office:value="0.695581973065838" calcext:value-type="float">
            <text:p>0,695581973065838</text:p>
          </table:table-cell>
          <table:table-cell table:style-name="ce1" office:value-type="float" office:value="16988.3089973517" calcext:value-type="float">
            <text:p>16988,308997351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600</text:p>
          </table:table-cell>
          <table:table-cell table:style-name="ce1" office:value-type="string" calcext:value-type="string">
            <text:p>Serviços <text:s/>de alimentação</text:p>
          </table:table-cell>
          <table:table-cell table:style-name="ce1" office:value-type="float" office:value="4243.66536381" calcext:value-type="float">
            <text:p>4243,66536381</text:p>
          </table:table-cell>
          <table:table-cell table:style-name="ce1" office:value-type="float" office:value="3632.82032065167" calcext:value-type="float">
            <text:p>3632,82032065167</text:p>
          </table:table-cell>
          <table:table-cell table:style-name="ce1" office:value-type="float" office:value="0.538776496754344" calcext:value-type="float">
            <text:p>0,538776496754344</text:p>
          </table:table-cell>
          <table:table-cell table:style-name="ce1" office:value-type="float" office:value="7876.48568446167" calcext:value-type="float">
            <text:p>7876,48568446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Artigos do vestuário e acessórios</text:p>
          </table:table-cell>
          <table:table-cell table:style-name="ce1" office:value-type="float" office:value="2129.00443648667" calcext:value-type="float">
            <text:p>2129,00443648667</text:p>
          </table:table-cell>
          <table:table-cell table:style-name="ce1" office:value-type="float" office:value="2233.30979202" calcext:value-type="float">
            <text:p>2233,30979202</text:p>
          </table:table-cell>
          <table:table-cell table:style-name="ce1" office:value-type="float" office:value="0.488044722357261" calcext:value-type="float">
            <text:p>0,488044722357261</text:p>
          </table:table-cell>
          <table:table-cell table:style-name="ce1" office:value-type="float" office:value="4362.31422850667" calcext:value-type="float">
            <text:p>4362,31422850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6480</text:p>
          </table:table-cell>
          <table:table-cell table:style-name="ce1" office:value-type="string" calcext:value-type="string">
            <text:p>Intermediação financeira, seguros e previdência complementar</text:p>
          </table:table-cell>
          <table:table-cell table:style-name="ce1" office:value-type="float" office:value="3065.980182745" calcext:value-type="float">
            <text:p>3065,980182745</text:p>
          </table:table-cell>
          <table:table-cell table:style-name="ce1" office:value-type="float" office:value="1200.88167967417" calcext:value-type="float">
            <text:p>1200,88167967417</text:p>
          </table:table-cell>
          <table:table-cell table:style-name="ce1" office:value-type="float" office:value="0.718556232098569" calcext:value-type="float">
            <text:p>0,718556232098569</text:p>
          </table:table-cell>
          <table:table-cell table:style-name="ce1" office:value-type="float" office:value="4266.86186241917" calcext:value-type="float">
            <text:p>4266,8618624191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Produtos farmacêuticos</text:p>
          </table:table-cell>
          <table:table-cell table:style-name="ce1" office:value-type="float" office:value="1771.896041645" calcext:value-type="float">
            <text:p>1771,896041645</text:p>
          </table:table-cell>
          <table:table-cell table:style-name="ce1" office:value-type="float" office:value="2464.92453057833" calcext:value-type="float">
            <text:p>2464,92453057833</text:p>
          </table:table-cell>
          <table:table-cell table:style-name="ce1" office:value-type="float" office:value="0.418213613590715" calcext:value-type="float">
            <text:p>0,418213613590715</text:p>
          </table:table-cell>
          <table:table-cell table:style-name="ce1" office:value-type="float" office:value="4236.82057222333" calcext:value-type="float">
            <text:p>4236,82057222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9800</text:p>
          </table:table-cell>
          <table:table-cell table:style-name="ce1" office:value-type="string" calcext:value-type="string">
            <text:p>IMPOSTOS</text:p>
          </table:table-cell>
          <table:table-cell table:style-name="ce1" office:value-type="float" office:value="3369.48302605167" calcext:value-type="float">
            <text:p>3369,48302605167</text:p>
          </table:table-cell>
          <table:table-cell table:style-name="ce1" office:value-type="float" office:value="841.5694865425" calcext:value-type="float">
            <text:p>841,5694865425</text:p>
          </table:table-cell>
          <table:table-cell table:style-name="ce1" office:value-type="float" office:value="0.800152222270897" calcext:value-type="float">
            <text:p>0,800152222270897</text:p>
          </table:table-cell>
          <table:table-cell table:style-name="ce1" office:value-type="float" office:value="4211.05251259417" calcext:value-type="float">
            <text:p>4211,0525125941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4900</text:p>
          </table:table-cell>
          <table:table-cell table:style-name="ce1" office:value-type="string" calcext:value-type="string">
            <text:p>Transporte terrestre de passageiros</text:p>
          </table:table-cell>
          <table:table-cell table:style-name="ce1" office:value-type="float" office:value="1423.95252371833" calcext:value-type="float">
            <text:p>1423,95252371833</text:p>
          </table:table-cell>
          <table:table-cell table:style-name="ce1" office:value-type="float" office:value="2507.6819328625" calcext:value-type="float">
            <text:p>2507,6819328625</text:p>
          </table:table-cell>
          <table:table-cell table:style-name="ce1" office:value-type="float" office:value="0.362178259307627" calcext:value-type="float">
            <text:p>0,362178259307627</text:p>
          </table:table-cell>
          <table:table-cell table:style-name="ce1" office:value-type="float" office:value="3931.63445658083" calcext:value-type="float">
            <text:p>3931,6344565808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093</text:p>
          </table:table-cell>
          <table:table-cell table:style-name="ce1" office:value-type="string" calcext:value-type="string">
            <text:p>Perfumaria, sabões e artigos de limpeza</text:p>
          </table:table-cell>
          <table:table-cell table:style-name="ce1" office:value-type="float" office:value="1471.1850782875" calcext:value-type="float">
            <text:p>1471,1850782875</text:p>
          </table:table-cell>
          <table:table-cell table:style-name="ce1" office:value-type="float" office:value="1813.09836258583" calcext:value-type="float">
            <text:p>1813,09836258583</text:p>
          </table:table-cell>
          <table:table-cell table:style-name="ce1" office:value-type="float" office:value="0.44794704987347" calcext:value-type="float">
            <text:p>0,44794704987347</text:p>
          </table:table-cell>
          <table:table-cell table:style-name="ce1" office:value-type="float" office:value="3284.28344087333" calcext:value-type="float">
            <text:p>3284,28344087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8592</text:p>
          </table:table-cell>
          <table:table-cell table:style-name="ce1" office:value-type="string" calcext:value-type="string">
            <text:p>Educação privada</text:p>
          </table:table-cell>
          <table:table-cell table:style-name="ce1" office:value-type="float" office:value="2128.5437706475" calcext:value-type="float">
            <text:p>2128,5437706475</text:p>
          </table:table-cell>
          <table:table-cell table:style-name="ce1" office:value-type="float" office:value="756.937587549167" calcext:value-type="float">
            <text:p>756,937587549167</text:p>
          </table:table-cell>
          <table:table-cell table:style-name="ce1" office:value-type="float" office:value="0.737673721093721" calcext:value-type="float">
            <text:p>0,737673721093721</text:p>
          </table:table-cell>
          <table:table-cell table:style-name="ce1" office:value-type="float" office:value="2885.48135819667" calcext:value-type="float">
            <text:p>2885,48135819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4500</text:p>
          </table:table-cell>
          <table:table-cell table:style-name="ce1" office:value-type="string" calcext:value-type="string">
            <text:p>Comércio e reparação de veículos</text:p>
          </table:table-cell>
          <table:table-cell table:style-name="ce1" office:value-type="float" office:value="1159.32717662167" calcext:value-type="float">
            <text:p>1159,32717662167</text:p>
          </table:table-cell>
          <table:table-cell table:style-name="ce1" office:value-type="float" office:value="742.5192447975" calcext:value-type="float">
            <text:p>742,5192447975</text:p>
          </table:table-cell>
          <table:table-cell table:style-name="ce1" office:value-type="float" office:value="0.609579808109096" calcext:value-type="float">
            <text:p>0,609579808109096</text:p>
          </table:table-cell>
          <table:table-cell table:style-name="ce1" office:value-type="float" office:value="1901.84642141917" calcext:value-type="float">
            <text:p>1901,8464214191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Calçados e artefatos de couro</text:p>
          </table:table-cell>
          <table:table-cell table:style-name="ce1" office:value-type="float" office:value="905.976370366667" calcext:value-type="float">
            <text:p>905,976370366667</text:p>
          </table:table-cell>
          <table:table-cell table:style-name="ce1" office:value-type="float" office:value="982.911379138333" calcext:value-type="float">
            <text:p>982,911379138333</text:p>
          </table:table-cell>
          <table:table-cell table:style-name="ce1" office:value-type="float" office:value="0.479634838334933" calcext:value-type="float">
            <text:p>0,479634838334933</text:p>
          </table:table-cell>
          <table:table-cell table:style-name="ce1" office:value-type="float" office:value="1888.887749505" calcext:value-type="float">
            <text:p>1888,88774950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6100</text:p>
          </table:table-cell>
          <table:table-cell table:style-name="ce1" office:value-type="string" calcext:value-type="string">
            <text:p>Telecomunicações, TV por assinatura e outros serv. relacionados</text:p>
          </table:table-cell>
          <table:table-cell table:style-name="ce1" office:value-type="float" office:value="978.311651905833" calcext:value-type="float">
            <text:p>978,311651905833</text:p>
          </table:table-cell>
          <table:table-cell table:style-name="ce1" office:value-type="float" office:value="794.981200013333" calcext:value-type="float">
            <text:p>794,981200013333</text:p>
          </table:table-cell>
          <table:table-cell table:style-name="ce1" office:value-type="float" office:value="0.5516920969072" calcext:value-type="float">
            <text:p>0,5516920969072</text:p>
          </table:table-cell>
          <table:table-cell table:style-name="ce1" office:value-type="float" office:value="1773.29285191917" calcext:value-type="float">
            <text:p>1773,2928519191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9080</text:p>
          </table:table-cell>
          <table:table-cell table:style-name="ce1" office:value-type="string" calcext:value-type="string">
            <text:p>Serviços de artes, cultura, esporte e recreação</text:p>
          </table:table-cell>
          <table:table-cell table:style-name="ce1" office:value-type="float" office:value="1022.29691281833" calcext:value-type="float">
            <text:p>1022,29691281833</text:p>
          </table:table-cell>
          <table:table-cell table:style-name="ce1" office:value-type="float" office:value="568.8557217125" calcext:value-type="float">
            <text:p>568,8557217125</text:p>
          </table:table-cell>
          <table:table-cell table:style-name="ce1" office:value-type="float" office:value="0.642488275877925" calcext:value-type="float">
            <text:p>0,642488275877925</text:p>
          </table:table-cell>
          <table:table-cell table:style-name="ce1" office:value-type="float" office:value="1591.15263453083" calcext:value-type="float">
            <text:p>1591,1526345308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8692</text:p>
          </table:table-cell>
          <table:table-cell table:style-name="ce1" office:value-type="string" calcext:value-type="string">
            <text:p>Saúde privada</text:p>
          </table:table-cell>
          <table:table-cell table:style-name="ce1" office:value-type="float" office:value="887.082150525" calcext:value-type="float">
            <text:p>887,082150525</text:p>
          </table:table-cell>
          <table:table-cell table:style-name="ce1" office:value-type="float" office:value="583.892404515833" calcext:value-type="float">
            <text:p>583,892404515833</text:p>
          </table:table-cell>
          <table:table-cell table:style-name="ce1" office:value-type="float" office:value="0.603057440718528" calcext:value-type="float">
            <text:p>0,603057440718528</text:p>
          </table:table-cell>
          <table:table-cell table:style-name="ce1" office:value-type="float" office:value="1470.97455504083" calcext:value-type="float">
            <text:p>1470,9745550408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3180</text:p>
          </table:table-cell>
          <table:table-cell table:style-name="ce1" office:value-type="string" calcext:value-type="string">
            <text:p>Produtos de industrias diversas</text:p>
          </table:table-cell>
          <table:table-cell table:style-name="ce1" office:value-type="float" office:value="705.875189189167" calcext:value-type="float">
            <text:p>705,875189189167</text:p>
          </table:table-cell>
          <table:table-cell table:style-name="ce1" office:value-type="float" office:value="577.970718481667" calcext:value-type="float">
            <text:p>577,970718481667</text:p>
          </table:table-cell>
          <table:table-cell table:style-name="ce1" office:value-type="float" office:value="0.54981301491997" calcext:value-type="float">
            <text:p>0,54981301491997</text:p>
          </table:table-cell>
          <table:table-cell table:style-name="ce1" office:value-type="float" office:value="1283.84590767083" calcext:value-type="float">
            <text:p>1283,8459076708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float" office:value="514.1938736875" calcext:value-type="float">
            <text:p>514,1938736875</text:p>
          </table:table-cell>
          <table:table-cell table:style-name="ce1" office:value-type="float" office:value="578.784936199167" calcext:value-type="float">
            <text:p>578,784936199167</text:p>
          </table:table-cell>
          <table:table-cell table:style-name="ce1" office:value-type="float" office:value="0.470451823069486" calcext:value-type="float">
            <text:p>0,470451823069486</text:p>
          </table:table-cell>
          <table:table-cell table:style-name="ce1" office:value-type="float" office:value="1092.97880988667" calcext:value-type="float">
            <text:p>1092,97880988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Etanol e outros biocombustíveis</text:p>
          </table:table-cell>
          <table:table-cell table:style-name="ce1" office:value-type="float" office:value="504.671796119167" calcext:value-type="float">
            <text:p>504,671796119167</text:p>
          </table:table-cell>
          <table:table-cell table:style-name="ce1" office:value-type="float" office:value="209.312512678333" calcext:value-type="float">
            <text:p>209,312512678333</text:p>
          </table:table-cell>
          <table:table-cell table:style-name="ce1" office:value-type="float" office:value="0.706838777688462" calcext:value-type="float">
            <text:p>0,706838777688462</text:p>
          </table:table-cell>
          <table:table-cell table:style-name="ce1" office:value-type="float" office:value="713.9843087975" calcext:value-type="float">
            <text:p>713,984308797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Produtos do fumo</text:p>
          </table:table-cell>
          <table:table-cell table:style-name="ce1" office:value-type="float" office:value="224.338945718333" calcext:value-type="float">
            <text:p>224,338945718333</text:p>
          </table:table-cell>
          <table:table-cell table:style-name="ce1" office:value-type="float" office:value="434.33259961" calcext:value-type="float">
            <text:p>434,33259961</text:p>
          </table:table-cell>
          <table:table-cell table:style-name="ce1" office:value-type="float" office:value="0.340593042631749" calcext:value-type="float">
            <text:p>0,340593042631749</text:p>
          </table:table-cell>
          <table:table-cell table:style-name="ce1" office:value-type="float" office:value="658.671545328333" calcext:value-type="float">
            <text:p>658,671545328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Material eletrônico e equip. de comunicações</text:p>
          </table:table-cell>
          <table:table-cell table:style-name="ce1" office:value-type="float" office:value="335.572326921667" calcext:value-type="float">
            <text:p>335,572326921667</text:p>
          </table:table-cell>
          <table:table-cell table:style-name="ce1" office:value-type="float" office:value="308.4146858325" calcext:value-type="float">
            <text:p>308,4146858325</text:p>
          </table:table-cell>
          <table:table-cell table:style-name="ce1" office:value-type="float" office:value="0.521085550291628" calcext:value-type="float">
            <text:p>0,521085550291628</text:p>
          </table:table-cell>
          <table:table-cell table:style-name="ce1" office:value-type="float" office:value="643.987012754167" calcext:value-type="float">
            <text:p>643,987012754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7880</text:p>
          </table:table-cell>
          <table:table-cell table:style-name="ce1" office:value-type="string" calcext:value-type="string">
            <text:p>Outros serviços administrativos</text:p>
          </table:table-cell>
          <table:table-cell table:style-name="ce1" office:value-type="float" office:value="455.191528431667" calcext:value-type="float">
            <text:p>455,191528431667</text:p>
          </table:table-cell>
          <table:table-cell table:style-name="ce1" office:value-type="float" office:value="130.028368025833" calcext:value-type="float">
            <text:p>130,028368025833</text:p>
          </table:table-cell>
          <table:table-cell table:style-name="ce1" office:value-type="float" office:value="0.777812803677846" calcext:value-type="float">
            <text:p>0,777812803677846</text:p>
          </table:table-cell>
          <table:table-cell table:style-name="ce1" office:value-type="float" office:value="585.2198964575" calcext:value-type="float">
            <text:p>585,219896457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6980</text:p>
          </table:table-cell>
          <table:table-cell table:style-name="ce1" office:value-type="string" calcext:value-type="string">
            <text:p>Serviços jurídicos, contabilidade e consultoria</text:p>
          </table:table-cell>
          <table:table-cell table:style-name="ce1" office:value-type="float" office:value="392.962813170833" calcext:value-type="float">
            <text:p>392,962813170833</text:p>
          </table:table-cell>
          <table:table-cell table:style-name="ce1" office:value-type="float" office:value="188.737503863333" calcext:value-type="float">
            <text:p>188,737503863333</text:p>
          </table:table-cell>
          <table:table-cell table:style-name="ce1" office:value-type="float" office:value="0.675541686438091" calcext:value-type="float">
            <text:p>0,675541686438091</text:p>
          </table:table-cell>
          <table:table-cell table:style-name="ce1" office:value-type="float" office:value="581.700317034167" calcext:value-type="float">
            <text:p>581,700317034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800</text:p>
          </table:table-cell>
          <table:table-cell table:style-name="ce1" office:value-type="string" calcext:value-type="string">
            <text:p>Livros, jornais e revistas</text:p>
          </table:table-cell>
          <table:table-cell table:style-name="ce1" office:value-type="float" office:value="384.931174545" calcext:value-type="float">
            <text:p>384,931174545</text:p>
          </table:table-cell>
          <table:table-cell table:style-name="ce1" office:value-type="float" office:value="181.5918641075" calcext:value-type="float">
            <text:p>181,5918641075</text:p>
          </table:table-cell>
          <table:table-cell table:style-name="ce1" office:value-type="float" office:value="0.679462525408633" calcext:value-type="float">
            <text:p>0,679462525408633</text:p>
          </table:table-cell>
          <table:table-cell table:style-name="ce1" office:value-type="float" office:value="566.5230386525" calcext:value-type="float">
            <text:p>566,523038652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Papel, papelão, embalagens e artefatos de papel</text:p>
          </table:table-cell>
          <table:table-cell table:style-name="ce1" office:value-type="float" office:value="207.89573528" calcext:value-type="float">
            <text:p>207,89573528</text:p>
          </table:table-cell>
          <table:table-cell table:style-name="ce1" office:value-type="float" office:value="289.341310569167" calcext:value-type="float">
            <text:p>289,341310569167</text:p>
          </table:table-cell>
          <table:table-cell table:style-name="ce1" office:value-type="float" office:value="0.418101863116337" calcext:value-type="float">
            <text:p>0,418101863116337</text:p>
          </table:table-cell>
          <table:table-cell table:style-name="ce1" office:value-type="float" office:value="497.237045849167" calcext:value-type="float">
            <text:p>497,237045849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Art. têxteis de uso doméstico e outros têxteis</text:p>
          </table:table-cell>
          <table:table-cell table:style-name="ce1" office:value-type="float" office:value="227.379040751667" calcext:value-type="float">
            <text:p>227,379040751667</text:p>
          </table:table-cell>
          <table:table-cell table:style-name="ce1" office:value-type="float" office:value="241.405942254167" calcext:value-type="float">
            <text:p>241,405942254167</text:p>
          </table:table-cell>
          <table:table-cell table:style-name="ce1" office:value-type="float" office:value="0.48503908826968" calcext:value-type="float">
            <text:p>0,48503908826968</text:p>
          </table:table-cell>
          <table:table-cell table:style-name="ce1" office:value-type="float" office:value="468.784983005833" calcext:value-type="float">
            <text:p>468,7849830058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280</text:p>
          </table:table-cell>
          <table:table-cell table:style-name="ce1" office:value-type="string" calcext:value-type="string">
            <text:p>Pesca e aquicultura (peixe, crustáceos e moluscos)</text:p>
          </table:table-cell>
          <table:table-cell table:style-name="ce1" office:value-type="float" office:value="118.490894034167" calcext:value-type="float">
            <text:p>118,490894034167</text:p>
          </table:table-cell>
          <table:table-cell table:style-name="ce1" office:value-type="float" office:value="293.599821284167" calcext:value-type="float">
            <text:p>293,599821284167</text:p>
          </table:table-cell>
          <table:table-cell table:style-name="ce1" office:value-type="float" office:value="0.287535946891292" calcext:value-type="float">
            <text:p>0,287535946891292</text:p>
          </table:table-cell>
          <table:table-cell table:style-name="ce1" office:value-type="float" office:value="412.090715318333" calcext:value-type="float">
            <text:p>412,090715318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500</text:p>
          </table:table-cell>
          <table:table-cell table:style-name="ce1" office:value-type="string" calcext:value-type="string">
            <text:p>Serviços de alojamento em hotéis e similares</text:p>
          </table:table-cell>
          <table:table-cell table:style-name="ce1" office:value-type="float" office:value="274.859639990833" calcext:value-type="float">
            <text:p>274,859639990833</text:p>
          </table:table-cell>
          <table:table-cell table:style-name="ce1" office:value-type="float" office:value="84.5840497733333" calcext:value-type="float">
            <text:p>84,5840497733333</text:p>
          </table:table-cell>
          <table:table-cell table:style-name="ce1" office:value-type="float" office:value="0.764680665756493" calcext:value-type="float">
            <text:p>0,764680665756493</text:p>
          </table:table-cell>
          <table:table-cell table:style-name="ce1" office:value-type="float" office:value="359.443689764167" calcext:value-type="float">
            <text:p>359,443689764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Artigos de plástico</text:p>
          </table:table-cell>
          <table:table-cell table:style-name="ce1" office:value-type="float" office:value="218.291778795833" calcext:value-type="float">
            <text:p>218,291778795833</text:p>
          </table:table-cell>
          <table:table-cell table:style-name="ce1" office:value-type="float" office:value="132.466023363333" calcext:value-type="float">
            <text:p>132,466023363333</text:p>
          </table:table-cell>
          <table:table-cell table:style-name="ce1" office:value-type="float" office:value="0.622343330503528" calcext:value-type="float">
            <text:p>0,622343330503528</text:p>
          </table:table-cell>
          <table:table-cell table:style-name="ce1" office:value-type="float" office:value="350.757802159167" calcext:value-type="float">
            <text:p>350,7578021591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6800</text:p>
          </table:table-cell>
          <table:table-cell table:style-name="ce1" office:value-type="string" calcext:value-type="string">
            <text:p>Aluguel efetivo e serviços imobiliários</text:p>
          </table:table-cell>
          <table:table-cell table:style-name="ce1" office:value-type="float" office:value="277.17088815" calcext:value-type="float">
            <text:p>277,17088815</text:p>
          </table:table-cell>
          <table:table-cell table:style-name="ce1" office:value-type="float" office:value="61.0367042433333" calcext:value-type="float">
            <text:p>61,0367042433333</text:p>
          </table:table-cell>
          <table:table-cell table:style-name="ce1" office:value-type="float" office:value="0.819528876299299" calcext:value-type="float">
            <text:p>0,819528876299299</text:p>
          </table:table-cell>
          <table:table-cell table:style-name="ce1" office:value-type="float" office:value="338.207592393333" calcext:value-type="float">
            <text:p>338,20759239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100</text:p>
          </table:table-cell>
          <table:table-cell table:style-name="ce1" office:value-type="string" calcext:value-type="string">
            <text:p>Transporte aéreo</text:p>
          </table:table-cell>
          <table:table-cell table:style-name="ce1" office:value-type="float" office:value="274.485785000833" calcext:value-type="float">
            <text:p>274,485785000833</text:p>
          </table:table-cell>
          <table:table-cell table:style-name="ce1" office:value-type="float" office:value="56.8508120091667" calcext:value-type="float">
            <text:p>56,8508120091667</text:p>
          </table:table-cell>
          <table:table-cell table:style-name="ce1" office:value-type="float" office:value="0.828419762494721" calcext:value-type="float">
            <text:p>0,828419762494721</text:p>
          </table:table-cell>
          <table:table-cell table:style-name="ce1" office:value-type="float" office:value="331.33659701" calcext:value-type="float">
            <text:p>331,33659701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Açúcar</text:p>
          </table:table-cell>
          <table:table-cell table:style-name="ce1" office:value-type="float" office:value="71.8928337691667" calcext:value-type="float">
            <text:p>71,8928337691667</text:p>
          </table:table-cell>
          <table:table-cell table:style-name="ce1" office:value-type="float" office:value="219.142933213333" calcext:value-type="float">
            <text:p>219,142933213333</text:p>
          </table:table-cell>
          <table:table-cell table:style-name="ce1" office:value-type="float" office:value="0.247024049705511" calcext:value-type="float">
            <text:p>0,247024049705511</text:p>
          </table:table-cell>
          <table:table-cell table:style-name="ce1" office:value-type="float" office:value="291.0357669825" calcext:value-type="float">
            <text:p>291,035766982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980</text:p>
          </table:table-cell>
          <table:table-cell table:style-name="ce1" office:value-type="string" calcext:value-type="string">
            <text:p>Serviços cinematográficos, música, rádio e televisão</text:p>
          </table:table-cell>
          <table:table-cell table:style-name="ce1" office:value-type="float" office:value="135.573874610833" calcext:value-type="float">
            <text:p>135,573874610833</text:p>
          </table:table-cell>
          <table:table-cell table:style-name="ce1" office:value-type="float" office:value="81.3207961358333" calcext:value-type="float">
            <text:p>81,3207961358333</text:p>
          </table:table-cell>
          <table:table-cell table:style-name="ce1" office:value-type="float" office:value="0.625067799702575" calcext:value-type="float">
            <text:p>0,625067799702575</text:p>
          </table:table-cell>
          <table:table-cell table:style-name="ce1" office:value-type="float" office:value="216.894670746667" calcext:value-type="float">
            <text:p>216,894670746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Produtos de metal, excl. máquinas e equipamentos</text:p>
          </table:table-cell>
          <table:table-cell table:style-name="ce1" office:value-type="float" office:value="85.4416867916667" calcext:value-type="float">
            <text:p>85,4416867916667</text:p>
          </table:table-cell>
          <table:table-cell table:style-name="ce1" office:value-type="float" office:value="123.941994723333" calcext:value-type="float">
            <text:p>123,941994723333</text:p>
          </table:table-cell>
          <table:table-cell table:style-name="ce1" office:value-type="float" office:value="0.408062778213907" calcext:value-type="float">
            <text:p>0,408062778213907</text:p>
          </table:table-cell>
          <table:table-cell table:style-name="ce1" office:value-type="float" office:value="209.383681515" calcext:value-type="float">
            <text:p>209,38368151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3500</text:p>
          </table:table-cell>
          <table:table-cell table:style-name="ce1" office:value-type="string" calcext:value-type="string">
            <text:p>Eletricidade, gás e outras utilidades</text:p>
          </table:table-cell>
          <table:table-cell table:style-name="ce1" office:value-type="float" office:value="115.332649974167" calcext:value-type="float">
            <text:p>115,332649974167</text:p>
          </table:table-cell>
          <table:table-cell table:style-name="ce1" office:value-type="float" office:value="66.6182738891667" calcext:value-type="float">
            <text:p>66,6182738891667</text:p>
          </table:table-cell>
          <table:table-cell table:style-name="ce1" office:value-type="float" office:value="0.633866800592863" calcext:value-type="float">
            <text:p>0,633866800592863</text:p>
          </table:table-cell>
          <table:table-cell table:style-name="ce1" office:value-type="float" office:value="181.950923863333" calcext:value-type="float">
            <text:p>181,95092386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7700</text:p>
          </table:table-cell>
          <table:table-cell table:style-name="ce1" office:value-type="string" calcext:value-type="string">
            <text:p>Aluguéis não-imob. e gestão de ativos de propriedade intelectual</text:p>
          </table:table-cell>
          <table:table-cell table:style-name="ce1" office:value-type="float" office:value="106.092140655833" calcext:value-type="float">
            <text:p>106,092140655833</text:p>
          </table:table-cell>
          <table:table-cell table:style-name="ce1" office:value-type="float" office:value="62.0573432375" calcext:value-type="float">
            <text:p>62,0573432375</text:p>
          </table:table-cell>
          <table:table-cell table:style-name="ce1" office:value-type="float" office:value="0.630939436740309" calcext:value-type="float">
            <text:p>0,630939436740309</text:p>
          </table:table-cell>
          <table:table-cell table:style-name="ce1" office:value-type="float" office:value="168.149483893333" calcext:value-type="float">
            <text:p>168,14948389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700</text:p>
          </table:table-cell>
          <table:table-cell table:style-name="ce1" office:value-type="string" calcext:value-type="string">
            <text:p>Máquinas, aparelhos e materiais elétricos</text:p>
          </table:table-cell>
          <table:table-cell table:style-name="ce1" office:value-type="float" office:value="66.5237955641667" calcext:value-type="float">
            <text:p>66,5237955641667</text:p>
          </table:table-cell>
          <table:table-cell table:style-name="ce1" office:value-type="float" office:value="61.6275006466667" calcext:value-type="float">
            <text:p>61,6275006466667</text:p>
          </table:table-cell>
          <table:table-cell table:style-name="ce1" office:value-type="float" office:value="0.519103571568424" calcext:value-type="float">
            <text:p>0,519103571568424</text:p>
          </table:table-cell>
          <table:table-cell table:style-name="ce1" office:value-type="float" office:value="128.151296210833" calcext:value-type="float">
            <text:p>128,1512962108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991</text:p>
          </table:table-cell>
          <table:table-cell table:style-name="ce1" office:value-type="string" calcext:value-type="string">
            <text:p>Automóveis, camionetas e utilitários</text:p>
          </table:table-cell>
          <table:table-cell table:style-name="ce1" office:value-type="float" office:value="38.3905713466667" calcext:value-type="float">
            <text:p>38,3905713466667</text:p>
          </table:table-cell>
          <table:table-cell table:style-name="ce1" office:value-type="float" office:value="23.4557345775" calcext:value-type="float">
            <text:p>23,4557345775</text:p>
          </table:table-cell>
          <table:table-cell table:style-name="ce1" office:value-type="float" office:value="0.620741542651546" calcext:value-type="float">
            <text:p>0,620741542651546</text:p>
          </table:table-cell>
          <table:table-cell table:style-name="ce1" office:value-type="float" office:value="61.8463059241667" calcext:value-type="float">
            <text:p>61,8463059241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300</text:p>
          </table:table-cell>
          <table:table-cell table:style-name="ce1" office:value-type="string" calcext:value-type="string">
            <text:p>Vidros, cerâmicos e outros prod. de minerais não-metálicos</text:p>
          </table:table-cell>
          <table:table-cell table:style-name="ce1" office:value-type="float" office:value="34.704460445" calcext:value-type="float">
            <text:p>34,704460445</text:p>
          </table:table-cell>
          <table:table-cell table:style-name="ce1" office:value-type="float" office:value="25.9285978766667" calcext:value-type="float">
            <text:p>25,9285978766667</text:p>
          </table:table-cell>
          <table:table-cell table:style-name="ce1" office:value-type="float" office:value="0.572368628692422" calcext:value-type="float">
            <text:p>0,572368628692422</text:p>
          </table:table-cell>
          <table:table-cell table:style-name="ce1" office:value-type="float" office:value="60.6330583216667" calcext:value-type="float">
            <text:p>60,6330583216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Transporte aquaviário</text:p>
          </table:table-cell>
          <table:table-cell table:style-name="ce1" office:value-type="float" office:value="22.46144126" calcext:value-type="float">
            <text:p>22,46144126</text:p>
          </table:table-cell>
          <table:table-cell table:style-name="ce1" office:value-type="float" office:value="25.1094645491667" calcext:value-type="float">
            <text:p>25,1094645491667</text:p>
          </table:table-cell>
          <table:table-cell table:style-name="ce1" office:value-type="float" office:value="0.472167617537184" calcext:value-type="float">
            <text:p>0,472167617537184</text:p>
          </table:table-cell>
          <table:table-cell table:style-name="ce1" office:value-type="float" office:value="47.5709058091667" calcext:value-type="float">
            <text:p>47,5709058091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092</text:p>
          </table:table-cell>
          <table:table-cell table:style-name="ce1" office:value-type="string" calcext:value-type="string">
            <text:p>Defensivos agrícolas e desinfestantes domissanitários</text:p>
          </table:table-cell>
          <table:table-cell table:style-name="ce1" office:value-type="float" office:value="17.0435849008333" calcext:value-type="float">
            <text:p>17,0435849008333</text:p>
          </table:table-cell>
          <table:table-cell table:style-name="ce1" office:value-type="float" office:value="16.7430462416667" calcext:value-type="float">
            <text:p>16,7430462416667</text:p>
          </table:table-cell>
          <table:table-cell table:style-name="ce1" office:value-type="float" office:value="0.50444759730408" calcext:value-type="float">
            <text:p>0,50444759730408</text:p>
          </table:table-cell>
          <table:table-cell table:style-name="ce1" office:value-type="float" office:value="33.7866311425" calcext:value-type="float">
            <text:p>33,786631142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Aeronaves, embarcações e outros equipamentos de transporte</text:p>
          </table:table-cell>
          <table:table-cell table:style-name="ce1" office:value-type="float" office:value="4.33886522833333" calcext:value-type="float">
            <text:p>4,33886522833333</text:p>
          </table:table-cell>
          <table:table-cell table:style-name="ce1" office:value-type="float" office:value="21.4366845158333" calcext:value-type="float">
            <text:p>21,4366845158333</text:p>
          </table:table-cell>
          <table:table-cell table:style-name="ce1" office:value-type="float" office:value="0.168332597030846" calcext:value-type="float">
            <text:p>0,168332597030846</text:p>
          </table:table-cell>
          <table:table-cell table:style-name="ce1" office:value-type="float" office:value="25.7755497441667" calcext:value-type="float">
            <text:p>25,7755497441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7180</text:p>
          </table:table-cell>
          <table:table-cell table:style-name="ce1" office:value-type="string" calcext:value-type="string">
            <text:p>Serviços de arquitetura e engenharia</text:p>
          </table:table-cell>
          <table:table-cell table:style-name="ce1" office:value-type="float" office:value="17.7585014741667" calcext:value-type="float">
            <text:p>17,7585014741667</text:p>
          </table:table-cell>
          <table:table-cell table:style-name="ce1" office:value-type="float" office:value="5.2225556925" calcext:value-type="float">
            <text:p>5,2225556925</text:p>
          </table:table-cell>
          <table:table-cell table:style-name="ce1" office:value-type="float" office:value="0.772745193807918" calcext:value-type="float">
            <text:p>0,772745193807918</text:p>
          </table:table-cell>
          <table:table-cell table:style-name="ce1" office:value-type="float" office:value="22.9810571666667" calcext:value-type="float">
            <text:p>22,9810571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7380</text:p>
          </table:table-cell>
          <table:table-cell table:style-name="ce1" office:value-type="string" calcext:value-type="string">
            <text:p>Publicidade e outros serviços técnicos</text:p>
          </table:table-cell>
          <table:table-cell table:style-name="ce1" office:value-type="float" office:value="12.5309177183333" calcext:value-type="float">
            <text:p>12,5309177183333</text:p>
          </table:table-cell>
          <table:table-cell table:style-name="ce1" office:value-type="float" office:value="9.53154204083333" calcext:value-type="float">
            <text:p>9,53154204083333</text:p>
          </table:table-cell>
          <table:table-cell table:style-name="ce1" office:value-type="float" office:value="0.567974643585555" calcext:value-type="float">
            <text:p>0,567974643585555</text:p>
          </table:table-cell>
          <table:table-cell table:style-name="ce1" office:value-type="float" office:value="22.0624597591667" calcext:value-type="float">
            <text:p>22,0624597591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3680</text:p>
          </table:table-cell>
          <table:table-cell table:style-name="ce1" office:value-type="string" calcext:value-type="string">
            <text:p>Água, esgoto, reciclagem e gestão de resíduos</text:p>
          </table:table-cell>
          <table:table-cell table:style-name="ce1" office:value-type="float" office:value="8.32710682333333" calcext:value-type="float">
            <text:p>8,32710682333333</text:p>
          </table:table-cell>
          <table:table-cell table:style-name="ce1" office:value-type="float" office:value="4.98703462" calcext:value-type="float">
            <text:p>4,98703462</text:p>
          </table:table-cell>
          <table:table-cell table:style-name="ce1" office:value-type="float" office:value="0.625433255217736" calcext:value-type="float">
            <text:p>0,625433255217736</text:p>
          </table:table-cell>
          <table:table-cell table:style-name="ce1" office:value-type="float" office:value="13.3141414433333" calcext:value-type="float">
            <text:p>13,314141443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6280</text:p>
          </table:table-cell>
          <table:table-cell table:style-name="ce1" office:value-type="string" calcext:value-type="string">
            <text:p>Desenvolvimento de sistemas e outros serviços de informação</text:p>
          </table:table-cell>
          <table:table-cell table:style-name="ce1" office:value-type="float" office:value="6.03916630083333" calcext:value-type="float">
            <text:p>6,03916630083333</text:p>
          </table:table-cell>
          <table:table-cell table:style-name="ce1" office:value-type="float" office:value="3.55712605416667" calcext:value-type="float">
            <text:p>3,55712605416667</text:p>
          </table:table-cell>
          <table:table-cell table:style-name="ce1" office:value-type="float" office:value="0.629322875692373" calcext:value-type="float">
            <text:p>0,629322875692373</text:p>
          </table:table-cell>
          <table:table-cell table:style-name="ce1" office:value-type="float" office:value="9.596292355" calcext:value-type="float">
            <text:p>9,59629235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Outras máquinas e equipamentos mecânicos</text:p>
          </table:table-cell>
          <table:table-cell table:style-name="ce1" office:value-type="float" office:value="3.74973955333333" calcext:value-type="float">
            <text:p>3,74973955333333</text:p>
          </table:table-cell>
          <table:table-cell table:style-name="ce1" office:value-type="float" office:value="2.38401616" calcext:value-type="float">
            <text:p>2,38401616</text:p>
          </table:table-cell>
          <table:table-cell table:style-name="ce1" office:value-type="float" office:value="0.611328479414706" calcext:value-type="float">
            <text:p>0,611328479414706</text:p>
          </table:table-cell>
          <table:table-cell table:style-name="ce1" office:value-type="float" office:value="6.13375571333333" calcext:value-type="float">
            <text:p>6,13375571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Produtos de madeira, exclusive móveis</text:p>
          </table:table-cell>
          <table:table-cell table:style-name="ce1" office:value-type="float" office:value="2.15447609166667" calcext:value-type="float">
            <text:p>2,15447609166667</text:p>
          </table:table-cell>
          <table:table-cell table:style-name="ce1" office:value-type="float" office:value="1.797358195" calcext:value-type="float">
            <text:p>1,797358195</text:p>
          </table:table-cell>
          <table:table-cell table:style-name="ce1" office:value-type="float" office:value="0.545183814750478" calcext:value-type="float">
            <text:p>0,545183814750478</text:p>
          </table:table-cell>
          <table:table-cell table:style-name="ce1" office:value-type="float" office:value="3.95183428666667" calcext:value-type="float">
            <text:p>3,95183428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580</text:p>
          </table:table-cell>
          <table:table-cell table:style-name="ce1" office:value-type="string" calcext:value-type="string">
            <text:p>Carvão mineral</text:p>
          </table:table-cell>
          <table:table-cell table:style-name="ce1" office:value-type="float" office:value="0.5439557975" calcext:value-type="float">
            <text:p>0,5439557975</text:p>
          </table:table-cell>
          <table:table-cell table:style-name="ce1" office:value-type="float" office:value="0.735496135833333" calcext:value-type="float">
            <text:p>0,735496135833333</text:p>
          </table:table-cell>
          <table:table-cell table:style-name="ce1" office:value-type="float" office:value="0.425147505215645" calcext:value-type="float">
            <text:p>0,425147505215645</text:p>
          </table:table-cell>
          <table:table-cell table:style-name="ce1" office:value-type="float" office:value="1.27945193333333" calcext:value-type="float">
            <text:p>1,2794519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2091</text:p>
          </table:table-cell>
          <table:table-cell table:style-name="ce1" office:value-type="string" calcext:value-type="string">
            <text:p>Produtos químicos inorgânicos</text:p>
          </table:table-cell>
          <table:table-cell table:style-name="ce1" office:value-type="float" office:value="0.156047838333333" calcext:value-type="float">
            <text:p>0,156047838333333</text:p>
          </table:table-cell>
          <table:table-cell table:style-name="ce1" office:value-type="float" office:value="0.224456694166667" calcext:value-type="float">
            <text:p>0,224456694166667</text:p>
          </table:table-cell>
          <table:table-cell table:style-name="ce1" office:value-type="float" office:value="0.410107699133212" calcext:value-type="float">
            <text:p>0,410107699133212</text:p>
          </table:table-cell>
          <table:table-cell table:style-name="ce1" office:value-type="float" office:value="0.3805045325" calcext:value-type="float">
            <text:p>0,3805045325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800</text:p>
          </table:table-cell>
          <table:table-cell table:style-name="ce1" office:value-type="string" calcext:value-type="string">
            <text:p>Serviços de impressão e reprodução</text:p>
          </table:table-cell>
          <table:table-cell table:style-name="ce1" office:value-type="float" office:value="0.288014610833333" calcext:value-type="float">
            <text:p>0,288014610833333</text:p>
          </table:table-cell>
          <table:table-cell table:style-name="ce1" office:value-type="float" office:value="0.0793384508333333" calcext:value-type="float">
            <text:p>0,079338450833333</text:p>
          </table:table-cell>
          <table:table-cell table:style-name="ce1" office:value-type="float" office:value="0.784026705879685" calcext:value-type="float">
            <text:p>0,784026705879685</text:p>
          </table:table-cell>
          <table:table-cell table:style-name="ce1" office:value-type="float" office:value="0.367353061666667" calcext:value-type="float">
            <text:p>0,367353061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8400</text:p>
          </table:table-cell>
          <table:table-cell table:style-name="ce1" office:value-type="string" calcext:value-type="string">
            <text:p>Serviços coletivos da administração pública</text:p>
          </table:table-cell>
          <table:table-cell table:style-name="ce1" office:value-type="float" office:value="0.0030486975" calcext:value-type="float">
            <text:p>0,0030486975</text:p>
          </table:table-cell>
          <table:table-cell table:style-name="ce1" office:value-type="float" office:value="0.0248296433333333" calcext:value-type="float">
            <text:p>0,024829643333333</text:p>
          </table:table-cell>
          <table:table-cell table:style-name="ce1" office:value-type="float" office:value="0.109357207382828" calcext:value-type="float">
            <text:p>0,109357207382828</text:p>
          </table:table-cell>
          <table:table-cell table:style-name="ce1" office:value-type="float" office:value="0.0278783408333333" calcext:value-type="float">
            <text:p>0,027878340833333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191</text:p>
          </table:table-cell>
          <table:table-cell table:style-name="ce1" office:value-type="string" calcext:value-type="string">
            <text:p>Arroz, trigo e outros cereais</text:p>
          </table:table-cell>
          <table:table-cell table:style-name="ce1" office:value-type="float" office:value="826.442113455" calcext:value-type="float">
            <text:p>826,4421134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Aves e ovos</text:p>
          </table:table-cell>
          <table:table-cell table:style-name="ce1" office:value-type="float" office:value="310.439707509167" calcext:value-type="float">
            <text:p>310,4397075091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091</text:p>
          </table:table-cell>
          <table:table-cell table:style-name="ce1" office:value-type="string" calcext:value-type="string">
            <text:p>Pescado industrializado</text:p>
          </table:table-cell>
          <table:table-cell table:style-name="ce1" office:value-type="float" office:value="2148.14302271417" calcext:value-type="float">
            <text:p>2148,143022714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093</text:p>
          </table:table-cell>
          <table:table-cell table:style-name="ce1" office:value-type="string" calcext:value-type="string">
            <text:p>Produtos derivados do trigo, mandioca ou milho</text:p>
          </table:table-cell>
          <table:table-cell table:style-name="ce1" office:value-type="float" office:value="2017.85064358667" calcext:value-type="float">
            <text:p>2017,850643586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Outros produtos do refino do petróleo</text:p>
          </table:table-cell>
          <table:table-cell table:style-name="ce1" office:value-type="float" office:value="3117.34088543333" calcext:value-type="float">
            <text:p>3117,340885433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Armazenamento e serviços auxiliares aos transportes</text:p>
          </table:table-cell>
          <table:table-cell table:style-name="ce1" office:value-type="float" office:value="224.436376660833" calcext:value-type="float">
            <text:p>224,4363766608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9480</text:p>
          </table:table-cell>
          <table:table-cell table:style-name="ce1" office:value-type="string" calcext:value-type="string">
            <text:p>Manutenção de computadores, telefones e objetos domésticos</text:p>
          </table:table-cell>
          <table:table-cell table:style-name="ce1" office:value-type="float" office:value="963.819719549167" calcext:value-type="float">
            <text:p>963,8197195491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191</text:p>
          </table:table-cell>
          <table:table-cell table:style-name="ce1" office:value-type="string" calcext:value-type="string">
            <text:p>Outros produtos e serviços da lavoura temporári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2.73302460833" calcext:value-type="float">
            <text:p>1382,73302460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Leite de vaca e de outros animai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3.7151765175" calcext:value-type="float">
            <text:p>623,71517651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091</text:p>
          </table:table-cell>
          <table:table-cell table:style-name="ce1" office:value-type="string" calcext:value-type="string">
            <text:p>Outros produtos do laticín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0.67520549083" calcext:value-type="float">
            <text:p>3450,675205490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093</text:p>
          </table:table-cell>
          <table:table-cell table:style-name="ce1" office:value-type="string" calcext:value-type="string">
            <text:p>Outros produtos alimentare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1.980633365" calcext:value-type="float">
            <text:p>3511,9806333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Gasoálco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3.0280753525" calcext:value-type="float">
            <text:p>1753,02807535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Correio e outros serviços de entreg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4844249258333" calcext:value-type="float">
            <text:p>66,4844249258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9480</text:p>
          </table:table-cell>
          <table:table-cell table:style-name="ce1" office:value-type="string" calcext:value-type="string">
            <text:p>Serviços pessoai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.143479635" calcext:value-type="float">
            <text:p>717,1434796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900</text:p>
          </table:table-cell>
          <table:table-cell table:style-name="ce1" office:value-type="string" calcext:value-type="string">
            <text:p>FBKF</text:p>
          </table:table-cell>
          <table:table-cell table:style-name="ce1" office:value-type="float" office:value="80382531.1590607" calcext:value-type="float">
            <text:p>80382531,1590607</text:p>
          </table:table-cell>
          <table:table-cell table:style-name="ce1" office:value-type="float" office:value="48036821.7246884" calcext:value-type="float">
            <text:p>48036821,7246884</text:p>
          </table:table-cell>
          <table:table-cell table:style-name="ce1" office:value-type="float" office:value="0.625937830661914" calcext:value-type="float">
            <text:p>0,625937830661914</text:p>
          </table:table-cell>
          <table:table-cell table:style-name="ce1" office:value-type="float" office:value="128419352.883749" calcext:value-type="float">
            <text:p>128419352,883749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800</text:p>
          </table:table-cell>
          <table:table-cell table:style-name="ce1" office:value-type="string" calcext:value-type="string">
            <text:p>IMPOSTOS</text:p>
          </table:table-cell>
          <table:table-cell table:style-name="ce1" office:value-type="float" office:value="38363115.7378221" calcext:value-type="float">
            <text:p>38363115,7378221</text:p>
          </table:table-cell>
          <table:table-cell table:style-name="ce1" office:value-type="float" office:value="5405188.83856838" calcext:value-type="float">
            <text:p>5405188,83856838</text:p>
          </table:table-cell>
          <table:table-cell table:style-name="ce1" office:value-type="float" office:value="0.876504495870191" calcext:value-type="float">
            <text:p>0,876504495870191</text:p>
          </table:table-cell>
          <table:table-cell table:style-name="ce1" office:value-type="float" office:value="43768304.5763905" calcext:value-type="float">
            <text:p>43768304,5763905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600</text:p>
          </table:table-cell>
          <table:table-cell table:style-name="ce1" office:value-type="string" calcext:value-type="string">
            <text:p>Serviços <text:s/>de alimentação</text:p>
          </table:table-cell>
          <table:table-cell table:style-name="ce1" office:value-type="float" office:value="26535944.4800175" calcext:value-type="float">
            <text:p>26535944,4800175</text:p>
          </table:table-cell>
          <table:table-cell table:style-name="ce1" office:value-type="float" office:value="15395354.330886" calcext:value-type="float">
            <text:p>15395354,330886</text:p>
          </table:table-cell>
          <table:table-cell table:style-name="ce1" office:value-type="float" office:value="0.632843370764306" calcext:value-type="float">
            <text:p>0,632843370764306</text:p>
          </table:table-cell>
          <table:table-cell table:style-name="ce1" office:value-type="float" office:value="41931298.8109035" calcext:value-type="float">
            <text:p>41931298,8109035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480</text:p>
          </table:table-cell>
          <table:table-cell table:style-name="ce1" office:value-type="string" calcext:value-type="string">
            <text:p>Manutenção de computadores, telefones e objetos domésticos</text:p>
          </table:table-cell>
          <table:table-cell table:style-name="ce1" office:value-type="float" office:value="31021676.7625352" calcext:value-type="float">
            <text:p>31021676,7625352</text:p>
          </table:table-cell>
          <table:table-cell table:style-name="ce1" office:value-type="float" office:value="10574496.9762275" calcext:value-type="float">
            <text:p>10574496,9762275</text:p>
          </table:table-cell>
          <table:table-cell table:style-name="ce1" office:value-type="float" office:value="0.745781978827217" calcext:value-type="float">
            <text:p>0,745781978827217</text:p>
          </table:table-cell>
          <table:table-cell table:style-name="ce1" office:value-type="float" office:value="41596173.7387628" calcext:value-type="float">
            <text:p>41596173,738762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6800</text:p>
          </table:table-cell>
          <table:table-cell table:style-name="ce1" office:value-type="string" calcext:value-type="string">
            <text:p>Aluguel efetivo e serviços imobiliários</text:p>
          </table:table-cell>
          <table:table-cell table:style-name="ce1" office:value-type="float" office:value="23759611.7695537" calcext:value-type="float">
            <text:p>23759611,7695537</text:p>
          </table:table-cell>
          <table:table-cell table:style-name="ce1" office:value-type="float" office:value="14085876.3931388" calcext:value-type="float">
            <text:p>14085876,3931388</text:p>
          </table:table-cell>
          <table:table-cell table:style-name="ce1" office:value-type="float" office:value="0.627805662524802" calcext:value-type="float">
            <text:p>0,627805662524802</text:p>
          </table:table-cell>
          <table:table-cell table:style-name="ce1" office:value-type="float" office:value="37845488.1626924" calcext:value-type="float">
            <text:p>37845488,162692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991</text:p>
          </table:table-cell>
          <table:table-cell table:style-name="ce1" office:value-type="string" calcext:value-type="string">
            <text:p>Automóveis, camionetas e utilitários</text:p>
          </table:table-cell>
          <table:table-cell table:style-name="ce1" office:value-type="float" office:value="25806327.9115181" calcext:value-type="float">
            <text:p>25806327,9115181</text:p>
          </table:table-cell>
          <table:table-cell table:style-name="ce1" office:value-type="float" office:value="10754489.347634" calcext:value-type="float">
            <text:p>10754489,347634</text:p>
          </table:table-cell>
          <table:table-cell table:style-name="ce1" office:value-type="float" office:value="0.705846582383443" calcext:value-type="float">
            <text:p>0,705846582383443</text:p>
          </table:table-cell>
          <table:table-cell table:style-name="ce1" office:value-type="float" office:value="36560817.2591521" calcext:value-type="float">
            <text:p>36560817,259152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4900</text:p>
          </table:table-cell>
          <table:table-cell table:style-name="ce1" office:value-type="string" calcext:value-type="string">
            <text:p>Transporte terrestre de carga</text:p>
          </table:table-cell>
          <table:table-cell table:style-name="ce1" office:value-type="float" office:value="22266978.129931" calcext:value-type="float">
            <text:p>22266978,129931</text:p>
          </table:table-cell>
          <table:table-cell table:style-name="ce1" office:value-type="float" office:value="14103655.5815306" calcext:value-type="float">
            <text:p>14103655,5815306</text:p>
          </table:table-cell>
          <table:table-cell table:style-name="ce1" office:value-type="float" office:value="0.612224090088206" calcext:value-type="float">
            <text:p>0,612224090088206</text:p>
          </table:table-cell>
          <table:table-cell table:style-name="ce1" office:value-type="float" office:value="36370633.7114616" calcext:value-type="float">
            <text:p>36370633,7114616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6480</text:p>
          </table:table-cell>
          <table:table-cell table:style-name="ce1" office:value-type="string" calcext:value-type="string">
            <text:p>Intermediação financeira, seguros e previdência complementar</text:p>
          </table:table-cell>
          <table:table-cell table:style-name="ce1" office:value-type="float" office:value="27932671.1973221" calcext:value-type="float">
            <text:p>27932671,1973221</text:p>
          </table:table-cell>
          <table:table-cell table:style-name="ce1" office:value-type="float" office:value="7026698.96993607" calcext:value-type="float">
            <text:p>7026698,96993607</text:p>
          </table:table-cell>
          <table:table-cell table:style-name="ce1" office:value-type="float" office:value="0.799003845426339" calcext:value-type="float">
            <text:p>0,799003845426339</text:p>
          </table:table-cell>
          <table:table-cell table:style-name="ce1" office:value-type="float" office:value="34959370.1672582" calcext:value-type="float">
            <text:p>34959370,167258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3180</text:p>
          </table:table-cell>
          <table:table-cell table:style-name="ce1" office:value-type="string" calcext:value-type="string">
            <text:p>Móveis</text:p>
          </table:table-cell>
          <table:table-cell table:style-name="ce1" office:value-type="float" office:value="15096412.6290682" calcext:value-type="float">
            <text:p>15096412,6290682</text:p>
          </table:table-cell>
          <table:table-cell table:style-name="ce1" office:value-type="float" office:value="12708220.8262151" calcext:value-type="float">
            <text:p>12708220,8262151</text:p>
          </table:table-cell>
          <table:table-cell table:style-name="ce1" office:value-type="float" office:value="0.542945932135627" calcext:value-type="float">
            <text:p>0,542945932135627</text:p>
          </table:table-cell>
          <table:table-cell table:style-name="ce1" office:value-type="float" office:value="27804633.4552833" calcext:value-type="float">
            <text:p>27804633,455283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100</text:p>
          </table:table-cell>
          <table:table-cell table:style-name="ce1" office:value-type="string" calcext:value-type="string">
            <text:p>Produtos farmacêuticos</text:p>
          </table:table-cell>
          <table:table-cell table:style-name="ce1" office:value-type="float" office:value="9544757.55323353" calcext:value-type="float">
            <text:p>9544757,55323353</text:p>
          </table:table-cell>
          <table:table-cell table:style-name="ce1" office:value-type="float" office:value="12262032.0569222" calcext:value-type="float">
            <text:p>12262032,0569222</text:p>
          </table:table-cell>
          <table:table-cell table:style-name="ce1" office:value-type="float" office:value="0.437696594678402" calcext:value-type="float">
            <text:p>0,437696594678402</text:p>
          </table:table-cell>
          <table:table-cell table:style-name="ce1" office:value-type="float" office:value="21806789.6101558" calcext:value-type="float">
            <text:p>21806789,610155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400</text:p>
          </table:table-cell>
          <table:table-cell table:style-name="ce1" office:value-type="string" calcext:value-type="string">
            <text:p>Artigos do vestuário e acessórios</text:p>
          </table:table-cell>
          <table:table-cell table:style-name="ce1" office:value-type="float" office:value="11342840.2918219" calcext:value-type="float">
            <text:p>11342840,2918219</text:p>
          </table:table-cell>
          <table:table-cell table:style-name="ce1" office:value-type="float" office:value="8523792.37902909" calcext:value-type="float">
            <text:p>8523792,37902909</text:p>
          </table:table-cell>
          <table:table-cell table:style-name="ce1" office:value-type="float" office:value="0.570949313844439" calcext:value-type="float">
            <text:p>0,570949313844439</text:p>
          </table:table-cell>
          <table:table-cell table:style-name="ce1" office:value-type="float" office:value="19866632.670851" calcext:value-type="float">
            <text:p>19866632,67085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8592</text:p>
          </table:table-cell>
          <table:table-cell table:style-name="ce1" office:value-type="string" calcext:value-type="string">
            <text:p>Educação privada</text:p>
          </table:table-cell>
          <table:table-cell table:style-name="ce1" office:value-type="float" office:value="14897207.6244382" calcext:value-type="float">
            <text:p>14897207,6244382</text:p>
          </table:table-cell>
          <table:table-cell table:style-name="ce1" office:value-type="float" office:value="4619999.82261319" calcext:value-type="float">
            <text:p>4619999,82261319</text:p>
          </table:table-cell>
          <table:table-cell table:style-name="ce1" office:value-type="float" office:value="0.763285816623773" calcext:value-type="float">
            <text:p>0,763285816623773</text:p>
          </table:table-cell>
          <table:table-cell table:style-name="ce1" office:value-type="float" office:value="19517207.4470514" calcext:value-type="float">
            <text:p>19517207,447051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080</text:p>
          </table:table-cell>
          <table:table-cell table:style-name="ce1" office:value-type="string" calcext:value-type="string">
            <text:p>Serviços de artes, cultura, esporte e recreação</text:p>
          </table:table-cell>
          <table:table-cell table:style-name="ce1" office:value-type="float" office:value="13694754.5506615" calcext:value-type="float">
            <text:p>13694754,5506615</text:p>
          </table:table-cell>
          <table:table-cell table:style-name="ce1" office:value-type="float" office:value="4213105.09771954" calcext:value-type="float">
            <text:p>4213105,09771954</text:p>
          </table:table-cell>
          <table:table-cell table:style-name="ce1" office:value-type="float" office:value="0.76473430211966" calcext:value-type="float">
            <text:p>0,76473430211966</text:p>
          </table:table-cell>
          <table:table-cell table:style-name="ce1" office:value-type="float" office:value="17907859.648381" calcext:value-type="float">
            <text:p>17907859,64838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9700</text:p>
          </table:table-cell>
          <table:table-cell table:style-name="ce1" office:value-type="string" calcext:value-type="string">
            <text:p>Serviços domésticos</text:p>
          </table:table-cell>
          <table:table-cell table:style-name="ce1" office:value-type="float" office:value="14818007.0603674" calcext:value-type="float">
            <text:p>14818007,0603674</text:p>
          </table:table-cell>
          <table:table-cell table:style-name="ce1" office:value-type="float" office:value="2485614.74328859" calcext:value-type="float">
            <text:p>2485614,74328859</text:p>
          </table:table-cell>
          <table:table-cell table:style-name="ce1" office:value-type="float" office:value="0.856352920128929" calcext:value-type="float">
            <text:p>0,856352920128929</text:p>
          </table:table-cell>
          <table:table-cell table:style-name="ce1" office:value-type="float" office:value="17303621.803656" calcext:value-type="float">
            <text:p>17303621,803656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8692</text:p>
          </table:table-cell>
          <table:table-cell table:style-name="ce1" office:value-type="string" calcext:value-type="string">
            <text:p>Saúde privada</text:p>
          </table:table-cell>
          <table:table-cell table:style-name="ce1" office:value-type="float" office:value="10023811.5808137" calcext:value-type="float">
            <text:p>10023811,5808137</text:p>
          </table:table-cell>
          <table:table-cell table:style-name="ce1" office:value-type="float" office:value="5159687.67958364" calcext:value-type="float">
            <text:p>5159687,67958364</text:p>
          </table:table-cell>
          <table:table-cell table:style-name="ce1" office:value-type="float" office:value="0.660177960884057" calcext:value-type="float">
            <text:p>0,660177960884057</text:p>
          </table:table-cell>
          <table:table-cell table:style-name="ce1" office:value-type="float" office:value="15183499.2603974" calcext:value-type="float">
            <text:p>15183499,260397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500</text:p>
          </table:table-cell>
          <table:table-cell table:style-name="ce1" office:value-type="string" calcext:value-type="string">
            <text:p>Produtos de metal, excl. máquinas e equipamentos</text:p>
          </table:table-cell>
          <table:table-cell table:style-name="ce1" office:value-type="float" office:value="8033283.9655188" calcext:value-type="float">
            <text:p>8033283,9655188</text:p>
          </table:table-cell>
          <table:table-cell table:style-name="ce1" office:value-type="float" office:value="5707902.81740459" calcext:value-type="float">
            <text:p>5707902,81740459</text:p>
          </table:table-cell>
          <table:table-cell table:style-name="ce1" office:value-type="float" office:value="0.584613548482" calcext:value-type="float">
            <text:p>0,584613548482</text:p>
          </table:table-cell>
          <table:table-cell table:style-name="ce1" office:value-type="float" office:value="13741186.7829234" calcext:value-type="float">
            <text:p>13741186,782923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093</text:p>
          </table:table-cell>
          <table:table-cell table:style-name="ce1" office:value-type="string" calcext:value-type="string">
            <text:p>Perfumaria, sabões e artigos de limpeza</text:p>
          </table:table-cell>
          <table:table-cell table:style-name="ce1" office:value-type="float" office:value="6272799.40857983" calcext:value-type="float">
            <text:p>6272799,40857983</text:p>
          </table:table-cell>
          <table:table-cell table:style-name="ce1" office:value-type="float" office:value="6905410.35373578" calcext:value-type="float">
            <text:p>6905410,35373578</text:p>
          </table:table-cell>
          <table:table-cell table:style-name="ce1" office:value-type="float" office:value="0.47599784202233" calcext:value-type="float">
            <text:p>0,47599784202233</text:p>
          </table:table-cell>
          <table:table-cell table:style-name="ce1" office:value-type="float" office:value="13178209.7623156" calcext:value-type="float">
            <text:p>13178209,7623156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0191</text:p>
          </table:table-cell>
          <table:table-cell table:style-name="ce1" office:value-type="string" calcext:value-type="string">
            <text:p>Outros produtos e serviços da lavoura temporária</text:p>
          </table:table-cell>
          <table:table-cell table:style-name="ce1" office:value-type="float" office:value="5823380.65521152" calcext:value-type="float">
            <text:p>5823380,65521152</text:p>
          </table:table-cell>
          <table:table-cell table:style-name="ce1" office:value-type="float" office:value="5630101.04115473" calcext:value-type="float">
            <text:p>5630101,04115473</text:p>
          </table:table-cell>
          <table:table-cell table:style-name="ce1" office:value-type="float" office:value="0.508437592130527" calcext:value-type="float">
            <text:p>0,508437592130527</text:p>
          </table:table-cell>
          <table:table-cell table:style-name="ce1" office:value-type="float" office:value="11453481.6963662" calcext:value-type="float">
            <text:p>11453481,696366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6980</text:p>
          </table:table-cell>
          <table:table-cell table:style-name="ce1" office:value-type="string" calcext:value-type="string">
            <text:p>Serviços jurídicos, contabilidade e consultoria</text:p>
          </table:table-cell>
          <table:table-cell table:style-name="ce1" office:value-type="float" office:value="5882713.92337889" calcext:value-type="float">
            <text:p>5882713,92337889</text:p>
          </table:table-cell>
          <table:table-cell table:style-name="ce1" office:value-type="float" office:value="4564676.99349383" calcext:value-type="float">
            <text:p>4564676,99349383</text:p>
          </table:table-cell>
          <table:table-cell table:style-name="ce1" office:value-type="float" office:value="0.563079717241" calcext:value-type="float">
            <text:p>0,563079717241</text:p>
          </table:table-cell>
          <table:table-cell table:style-name="ce1" office:value-type="float" office:value="10447390.9168727" calcext:value-type="float">
            <text:p>10447390,9168727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700</text:p>
          </table:table-cell>
          <table:table-cell table:style-name="ce1" office:value-type="string" calcext:value-type="string">
            <text:p>Eletrodomésticos</text:p>
          </table:table-cell>
          <table:table-cell table:style-name="ce1" office:value-type="float" office:value="5004473.18534893" calcext:value-type="float">
            <text:p>5004473,18534893</text:p>
          </table:table-cell>
          <table:table-cell table:style-name="ce1" office:value-type="float" office:value="4786277.45557089" calcext:value-type="float">
            <text:p>4786277,45557089</text:p>
          </table:table-cell>
          <table:table-cell table:style-name="ce1" office:value-type="float" office:value="0.511142952046297" calcext:value-type="float">
            <text:p>0,511142952046297</text:p>
          </table:table-cell>
          <table:table-cell table:style-name="ce1" office:value-type="float" office:value="9790750.64091981" calcext:value-type="float">
            <text:p>9790750,6409198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500</text:p>
          </table:table-cell>
          <table:table-cell table:style-name="ce1" office:value-type="string" calcext:value-type="string">
            <text:p>Calçados e artefatos de couro</text:p>
          </table:table-cell>
          <table:table-cell table:style-name="ce1" office:value-type="float" office:value="4396869.61242719" calcext:value-type="float">
            <text:p>4396869,61242719</text:p>
          </table:table-cell>
          <table:table-cell table:style-name="ce1" office:value-type="float" office:value="3915102.31384143" calcext:value-type="float">
            <text:p>3915102,31384143</text:p>
          </table:table-cell>
          <table:table-cell table:style-name="ce1" office:value-type="float" office:value="0.528980325177905" calcext:value-type="float">
            <text:p>0,528980325177905</text:p>
          </table:table-cell>
          <table:table-cell table:style-name="ce1" office:value-type="float" office:value="8311971.92626862" calcext:value-type="float">
            <text:p>8311971,9262686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Bebidas</text:p>
          </table:table-cell>
          <table:table-cell table:style-name="ce1" office:value-type="float" office:value="4638117.73372531" calcext:value-type="float">
            <text:p>4638117,73372531</text:p>
          </table:table-cell>
          <table:table-cell table:style-name="ce1" office:value-type="float" office:value="2653709.42236181" calcext:value-type="float">
            <text:p>2653709,42236181</text:p>
          </table:table-cell>
          <table:table-cell table:style-name="ce1" office:value-type="float" office:value="0.63607071786575" calcext:value-type="float">
            <text:p>0,63607071786575</text:p>
          </table:table-cell>
          <table:table-cell table:style-name="ce1" office:value-type="float" office:value="7291827.15608712" calcext:value-type="float">
            <text:p>7291827,1560871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000</text:p>
          </table:table-cell>
          <table:table-cell table:style-name="ce1" office:value-type="string" calcext:value-type="string">
            <text:p>Transporte aquaviário</text:p>
          </table:table-cell>
          <table:table-cell table:style-name="ce1" office:value-type="float" office:value="5450876.45819105" calcext:value-type="float">
            <text:p>5450876,45819105</text:p>
          </table:table-cell>
          <table:table-cell table:style-name="ce1" office:value-type="float" office:value="1664918.56785915" calcext:value-type="float">
            <text:p>1664918,56785915</text:p>
          </table:table-cell>
          <table:table-cell table:style-name="ce1" office:value-type="float" office:value="0.766024940043375" calcext:value-type="float">
            <text:p>0,766024940043375</text:p>
          </table:table-cell>
          <table:table-cell table:style-name="ce1" office:value-type="float" office:value="7115795.0260502" calcext:value-type="float">
            <text:p>7115795,026050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3000</text:p>
          </table:table-cell>
          <table:table-cell table:style-name="ce1" office:value-type="string" calcext:value-type="string">
            <text:p>Aeronaves, embarcações e outros equipamentos de transporte</text:p>
          </table:table-cell>
          <table:table-cell table:style-name="ce1" office:value-type="float" office:value="5737349.31725514" calcext:value-type="float">
            <text:p>5737349,31725514</text:p>
          </table:table-cell>
          <table:table-cell table:style-name="ce1" office:value-type="float" office:value="391153.431763658" calcext:value-type="float">
            <text:p>391153,431763658</text:p>
          </table:table-cell>
          <table:table-cell table:style-name="ce1" office:value-type="float" office:value="0.936174715459452" calcext:value-type="float">
            <text:p>0,936174715459452</text:p>
          </table:table-cell>
          <table:table-cell table:style-name="ce1" office:value-type="float" office:value="6128502.7490188" calcext:value-type="float">
            <text:p>6128502,749018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280</text:p>
          </table:table-cell>
          <table:table-cell table:style-name="ce1" office:value-type="string" calcext:value-type="string">
            <text:p>Correio e outros serviços de entrega</text:p>
          </table:table-cell>
          <table:table-cell table:style-name="ce1" office:value-type="float" office:value="4436740.92872691" calcext:value-type="float">
            <text:p>4436740,92872691</text:p>
          </table:table-cell>
          <table:table-cell table:style-name="ce1" office:value-type="float" office:value="787380.52647632" calcext:value-type="float">
            <text:p>787380,52647632</text:p>
          </table:table-cell>
          <table:table-cell table:style-name="ce1" office:value-type="float" office:value="0.84927981992224" calcext:value-type="float">
            <text:p>0,84927981992224</text:p>
          </table:table-cell>
          <table:table-cell table:style-name="ce1" office:value-type="float" office:value="5224121.45520323" calcext:value-type="float">
            <text:p>5224121,4552032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7700</text:p>
          </table:table-cell>
          <table:table-cell table:style-name="ce1" office:value-type="string" calcext:value-type="string">
            <text:p>Aluguéis não-imob. e gestão de ativos de propriedade intelectual</text:p>
          </table:table-cell>
          <table:table-cell table:style-name="ce1" office:value-type="float" office:value="3687330.21374192" calcext:value-type="float">
            <text:p>3687330,21374192</text:p>
          </table:table-cell>
          <table:table-cell table:style-name="ce1" office:value-type="float" office:value="1316887.40146001" calcext:value-type="float">
            <text:p>1316887,40146001</text:p>
          </table:table-cell>
          <table:table-cell table:style-name="ce1" office:value-type="float" office:value="0.736844497437613" calcext:value-type="float">
            <text:p>0,736844497437613</text:p>
          </table:table-cell>
          <table:table-cell table:style-name="ce1" office:value-type="float" office:value="5004217.61520194" calcext:value-type="float">
            <text:p>5004217,6152019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300</text:p>
          </table:table-cell>
          <table:table-cell table:style-name="ce1" office:value-type="string" calcext:value-type="string">
            <text:p>Vidros, cerâmicos e outros prod. de minerais não-metálicos</text:p>
          </table:table-cell>
          <table:table-cell table:style-name="ce1" office:value-type="float" office:value="2023858.11415697" calcext:value-type="float">
            <text:p>2023858,11415697</text:p>
          </table:table-cell>
          <table:table-cell table:style-name="ce1" office:value-type="float" office:value="2214510.60610502" calcext:value-type="float">
            <text:p>2214510,60610502</text:p>
          </table:table-cell>
          <table:table-cell table:style-name="ce1" office:value-type="float" office:value="0.47750874162545" calcext:value-type="float">
            <text:p>0,47750874162545</text:p>
          </table:table-cell>
          <table:table-cell table:style-name="ce1" office:value-type="float" office:value="4238368.720262" calcext:value-type="float">
            <text:p>4238368,720262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0192</text:p>
          </table:table-cell>
          <table:table-cell table:style-name="ce1" office:value-type="string" calcext:value-type="string">
            <text:p>Bovinos e outros animais vivos, prods. animal, caça e serv.</text:p>
          </table:table-cell>
          <table:table-cell table:style-name="ce1" office:value-type="float" office:value="1292322.45665269" calcext:value-type="float">
            <text:p>1292322,45665269</text:p>
          </table:table-cell>
          <table:table-cell table:style-name="ce1" office:value-type="float" office:value="2343365.60372842" calcext:value-type="float">
            <text:p>2343365,60372842</text:p>
          </table:table-cell>
          <table:table-cell table:style-name="ce1" office:value-type="float" office:value="0.35545471316294" calcext:value-type="float">
            <text:p>0,35545471316294</text:p>
          </table:table-cell>
          <table:table-cell table:style-name="ce1" office:value-type="float" office:value="3635688.06038111" calcext:value-type="float">
            <text:p>3635688,0603811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500</text:p>
          </table:table-cell>
          <table:table-cell table:style-name="ce1" office:value-type="string" calcext:value-type="string">
            <text:p>Serviços de alojamento em hotéis e similares</text:p>
          </table:table-cell>
          <table:table-cell table:style-name="ce1" office:value-type="float" office:value="3073721.68717395" calcext:value-type="float">
            <text:p>3073721,68717395</text:p>
          </table:table-cell>
          <table:table-cell table:style-name="ce1" office:value-type="float" office:value="443728.183267844" calcext:value-type="float">
            <text:p>443728,183267844</text:p>
          </table:table-cell>
          <table:table-cell table:style-name="ce1" office:value-type="float" office:value="0.873849464921554" calcext:value-type="float">
            <text:p>0,873849464921554</text:p>
          </table:table-cell>
          <table:table-cell table:style-name="ce1" office:value-type="float" office:value="3517449.87044179" calcext:value-type="float">
            <text:p>3517449,87044179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800</text:p>
          </table:table-cell>
          <table:table-cell table:style-name="ce1" office:value-type="string" calcext:value-type="string">
            <text:p>Livros, jornais e revistas</text:p>
          </table:table-cell>
          <table:table-cell table:style-name="ce1" office:value-type="float" office:value="1811553.95812336" calcext:value-type="float">
            <text:p>1811553,95812336</text:p>
          </table:table-cell>
          <table:table-cell table:style-name="ce1" office:value-type="float" office:value="889979.971045677" calcext:value-type="float">
            <text:p>889979,971045677</text:p>
          </table:table-cell>
          <table:table-cell table:style-name="ce1" office:value-type="float" office:value="0.670564947774162" calcext:value-type="float">
            <text:p>0,670564947774162</text:p>
          </table:table-cell>
          <table:table-cell table:style-name="ce1" office:value-type="float" office:value="2701533.92916904" calcext:value-type="float">
            <text:p>2701533,9291690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300</text:p>
          </table:table-cell>
          <table:table-cell table:style-name="ce1" office:value-type="string" calcext:value-type="string">
            <text:p>Art. têxteis de uso doméstico e outros têxteis</text:p>
          </table:table-cell>
          <table:table-cell table:style-name="ce1" office:value-type="float" office:value="1453967.52977445" calcext:value-type="float">
            <text:p>1453967,52977445</text:p>
          </table:table-cell>
          <table:table-cell table:style-name="ce1" office:value-type="float" office:value="902772.635546716" calcext:value-type="float">
            <text:p>902772,635546716</text:p>
          </table:table-cell>
          <table:table-cell table:style-name="ce1" office:value-type="float" office:value="0.616940107004249" calcext:value-type="float">
            <text:p>0,616940107004249</text:p>
          </table:table-cell>
          <table:table-cell table:style-name="ce1" office:value-type="float" office:value="2356740.16532117" calcext:value-type="float">
            <text:p>2356740,16532117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Outros produtos do refino do petróleo</text:p>
          </table:table-cell>
          <table:table-cell table:style-name="ce1" office:value-type="float" office:value="1332718.0594138" calcext:value-type="float">
            <text:p>1332718,0594138</text:p>
          </table:table-cell>
          <table:table-cell table:style-name="ce1" office:value-type="float" office:value="821874.101515822" calcext:value-type="float">
            <text:p>821874,101515822</text:p>
          </table:table-cell>
          <table:table-cell table:style-name="ce1" office:value-type="float" office:value="0.618547715702626" calcext:value-type="float">
            <text:p>0,618547715702626</text:p>
          </table:table-cell>
          <table:table-cell table:style-name="ce1" office:value-type="float" office:value="2154592.16092963" calcext:value-type="float">
            <text:p>2154592,1609296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980</text:p>
          </table:table-cell>
          <table:table-cell table:style-name="ce1" office:value-type="string" calcext:value-type="string">
            <text:p>Serviços cinematográficos, música, rádio e televisão</text:p>
          </table:table-cell>
          <table:table-cell table:style-name="ce1" office:value-type="float" office:value="1229535.50141966" calcext:value-type="float">
            <text:p>1229535,50141966</text:p>
          </table:table-cell>
          <table:table-cell table:style-name="ce1" office:value-type="float" office:value="579176.498556846" calcext:value-type="float">
            <text:p>579176,498556846</text:p>
          </table:table-cell>
          <table:table-cell table:style-name="ce1" office:value-type="float" office:value="0.67978511860132" calcext:value-type="float">
            <text:p>0,67978511860132</text:p>
          </table:table-cell>
          <table:table-cell table:style-name="ce1" office:value-type="float" office:value="1808711.99997651" calcext:value-type="float">
            <text:p>1808711,9999765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4500</text:p>
          </table:table-cell>
          <table:table-cell table:style-name="ce1" office:value-type="string" calcext:value-type="string">
            <text:p>Comércio e reparação de veículos</text:p>
          </table:table-cell>
          <table:table-cell table:style-name="ce1" office:value-type="float" office:value="854570.686106414" calcext:value-type="float">
            <text:p>854570,686106414</text:p>
          </table:table-cell>
          <table:table-cell table:style-name="ce1" office:value-type="float" office:value="605337.248024854" calcext:value-type="float">
            <text:p>605337,248024854</text:p>
          </table:table-cell>
          <table:table-cell table:style-name="ce1" office:value-type="float" office:value="0.585359299807446" calcext:value-type="float">
            <text:p>0,585359299807446</text:p>
          </table:table-cell>
          <table:table-cell table:style-name="ce1" office:value-type="float" office:value="1459907.93413127" calcext:value-type="float">
            <text:p>1459907,93413127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600</text:p>
          </table:table-cell>
          <table:table-cell table:style-name="ce1" office:value-type="string" calcext:value-type="string">
            <text:p>Material eletrônico e equip. de comunicações</text:p>
          </table:table-cell>
          <table:table-cell table:style-name="ce1" office:value-type="float" office:value="872869.232440567" calcext:value-type="float">
            <text:p>872869,232440567</text:p>
          </table:table-cell>
          <table:table-cell table:style-name="ce1" office:value-type="float" office:value="507811.806803729" calcext:value-type="float">
            <text:p>507811,806803729</text:p>
          </table:table-cell>
          <table:table-cell table:style-name="ce1" office:value-type="float" office:value="0.632201940658448" calcext:value-type="float">
            <text:p>0,632201940658448</text:p>
          </table:table-cell>
          <table:table-cell table:style-name="ce1" office:value-type="float" office:value="1380681.0392443" calcext:value-type="float">
            <text:p>1380681,039244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7880</text:p>
          </table:table-cell>
          <table:table-cell table:style-name="ce1" office:value-type="string" calcext:value-type="string">
            <text:p>Condomínios e serviços para edifícios</text:p>
          </table:table-cell>
          <table:table-cell table:style-name="ce1" office:value-type="float" office:value="749765.646232994" calcext:value-type="float">
            <text:p>749765,646232994</text:p>
          </table:table-cell>
          <table:table-cell table:style-name="ce1" office:value-type="float" office:value="497167.768961184" calcext:value-type="float">
            <text:p>497167,768961184</text:p>
          </table:table-cell>
          <table:table-cell table:style-name="ce1" office:value-type="float" office:value="0.601287636610682" calcext:value-type="float">
            <text:p>0,601287636610682</text:p>
          </table:table-cell>
          <table:table-cell table:style-name="ce1" office:value-type="float" office:value="1246933.41519418" calcext:value-type="float">
            <text:p>1246933,4151941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8000</text:p>
          </table:table-cell>
          <table:table-cell table:style-name="ce1" office:value-type="string" calcext:value-type="string">
            <text:p>Serviços de vigilância, segurança e investigação</text:p>
          </table:table-cell>
          <table:table-cell table:style-name="ce1" office:value-type="float" office:value="909541.15363944" calcext:value-type="float">
            <text:p>909541,15363944</text:p>
          </table:table-cell>
          <table:table-cell table:style-name="ce1" office:value-type="float" office:value="323570.527832188" calcext:value-type="float">
            <text:p>323570,527832188</text:p>
          </table:table-cell>
          <table:table-cell table:style-name="ce1" office:value-type="float" office:value="0.737598359747894" calcext:value-type="float">
            <text:p>0,737598359747894</text:p>
          </table:table-cell>
          <table:table-cell table:style-name="ce1" office:value-type="float" office:value="1233111.68147163" calcext:value-type="float">
            <text:p>1233111,6814716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700</text:p>
          </table:table-cell>
          <table:table-cell table:style-name="ce1" office:value-type="string" calcext:value-type="string">
            <text:p>Papel, papelão, embalagens e artefatos de papel</text:p>
          </table:table-cell>
          <table:table-cell table:style-name="ce1" office:value-type="float" office:value="782691.495261521" calcext:value-type="float">
            <text:p>782691,495261521</text:p>
          </table:table-cell>
          <table:table-cell table:style-name="ce1" office:value-type="float" office:value="187044.278689689" calcext:value-type="float">
            <text:p>187044,278689689</text:p>
          </table:table-cell>
          <table:table-cell table:style-name="ce1" office:value-type="float" office:value="0.807118306126242" calcext:value-type="float">
            <text:p>0,807118306126242</text:p>
          </table:table-cell>
          <table:table-cell table:style-name="ce1" office:value-type="float" office:value="969735.773951209" calcext:value-type="float">
            <text:p>969735,773951209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092</text:p>
          </table:table-cell>
          <table:table-cell table:style-name="ce1" office:value-type="string" calcext:value-type="string">
            <text:p>Açúcar</text:p>
          </table:table-cell>
          <table:table-cell table:style-name="ce1" office:value-type="float" office:value="323880.16069409" calcext:value-type="float">
            <text:p>323880,16069409</text:p>
          </table:table-cell>
          <table:table-cell table:style-name="ce1" office:value-type="float" office:value="630093.552926702" calcext:value-type="float">
            <text:p>630093,552926702</text:p>
          </table:table-cell>
          <table:table-cell table:style-name="ce1" office:value-type="float" office:value="0.339506378498426" calcext:value-type="float">
            <text:p>0,339506378498426</text:p>
          </table:table-cell>
          <table:table-cell table:style-name="ce1" office:value-type="float" office:value="953973.713620791" calcext:value-type="float">
            <text:p>953973,71362079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200</text:p>
          </table:table-cell>
          <table:table-cell table:style-name="ce1" office:value-type="string" calcext:value-type="string">
            <text:p>Artigos de plástico</text:p>
          </table:table-cell>
          <table:table-cell table:style-name="ce1" office:value-type="float" office:value="436839.061660724" calcext:value-type="float">
            <text:p>436839,061660724</text:p>
          </table:table-cell>
          <table:table-cell table:style-name="ce1" office:value-type="float" office:value="516498.428347431" calcext:value-type="float">
            <text:p>516498,428347431</text:p>
          </table:table-cell>
          <table:table-cell table:style-name="ce1" office:value-type="float" office:value="0.45822079404114" calcext:value-type="float">
            <text:p>0,45822079404114</text:p>
          </table:table-cell>
          <table:table-cell table:style-name="ce1" office:value-type="float" office:value="953337.490008156" calcext:value-type="float">
            <text:p>953337,490008156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6100</text:p>
          </table:table-cell>
          <table:table-cell table:style-name="ce1" office:value-type="string" calcext:value-type="string">
            <text:p>Telecomunicações, TV por assinatura e outros serv. relacionados</text:p>
          </table:table-cell>
          <table:table-cell table:style-name="ce1" office:value-type="float" office:value="528383.51358762" calcext:value-type="float">
            <text:p>528383,51358762</text:p>
          </table:table-cell>
          <table:table-cell table:style-name="ce1" office:value-type="float" office:value="230985.920953521" calcext:value-type="float">
            <text:p>230985,920953521</text:p>
          </table:table-cell>
          <table:table-cell table:style-name="ce1" office:value-type="float" office:value="0.695818780099969" calcext:value-type="float">
            <text:p>0,695818780099969</text:p>
          </table:table-cell>
          <table:table-cell table:style-name="ce1" office:value-type="float" office:value="759369.434541141" calcext:value-type="float">
            <text:p>759369,43454114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5100</text:p>
          </table:table-cell>
          <table:table-cell table:style-name="ce1" office:value-type="string" calcext:value-type="string">
            <text:p>Transporte aéreo</text:p>
          </table:table-cell>
          <table:table-cell table:style-name="ce1" office:value-type="float" office:value="277150.328112862" calcext:value-type="float">
            <text:p>277150,328112862</text:p>
          </table:table-cell>
          <table:table-cell table:style-name="ce1" office:value-type="float" office:value="355919.811363381" calcext:value-type="float">
            <text:p>355919,811363381</text:p>
          </table:table-cell>
          <table:table-cell table:style-name="ce1" office:value-type="float" office:value="0.437787712341253" calcext:value-type="float">
            <text:p>0,437787712341253</text:p>
          </table:table-cell>
          <table:table-cell table:style-name="ce1" office:value-type="float" office:value="633070.139476243" calcext:value-type="float">
            <text:p>633070,13947624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200</text:p>
          </table:table-cell>
          <table:table-cell table:style-name="ce1" office:value-type="string" calcext:value-type="string">
            <text:p>Produtos do fumo</text:p>
          </table:table-cell>
          <table:table-cell table:style-name="ce1" office:value-type="float" office:value="311624.236938013" calcext:value-type="float">
            <text:p>311624,236938013</text:p>
          </table:table-cell>
          <table:table-cell table:style-name="ce1" office:value-type="float" office:value="172953.700771153" calcext:value-type="float">
            <text:p>172953,700771153</text:p>
          </table:table-cell>
          <table:table-cell table:style-name="ce1" office:value-type="float" office:value="0.643083831697356" calcext:value-type="float">
            <text:p>0,643083831697356</text:p>
          </table:table-cell>
          <table:table-cell table:style-name="ce1" office:value-type="float" office:value="484577.937709166" calcext:value-type="float">
            <text:p>484577,937709166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3500</text:p>
          </table:table-cell>
          <table:table-cell table:style-name="ce1" office:value-type="string" calcext:value-type="string">
            <text:p>Eletricidade, gás e outras utilidades</text:p>
          </table:table-cell>
          <table:table-cell table:style-name="ce1" office:value-type="float" office:value="182766.290870757" calcext:value-type="float">
            <text:p>182766,290870757</text:p>
          </table:table-cell>
          <table:table-cell table:style-name="ce1" office:value-type="float" office:value="237114.81354753" calcext:value-type="float">
            <text:p>237114,81354753</text:p>
          </table:table-cell>
          <table:table-cell table:style-name="ce1" office:value-type="float" office:value="0.435281056821944" calcext:value-type="float">
            <text:p>0,435281056821944</text:p>
          </table:table-cell>
          <table:table-cell table:style-name="ce1" office:value-type="float" office:value="419881.104418288" calcext:value-type="float">
            <text:p>419881,10441828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Etanol e outros biocombustíveis</text:p>
          </table:table-cell>
          <table:table-cell table:style-name="ce1" office:value-type="float" office:value="85584.8164363006" calcext:value-type="float">
            <text:p>85584,8164363006</text:p>
          </table:table-cell>
          <table:table-cell table:style-name="ce1" office:value-type="float" office:value="156572.270857777" calcext:value-type="float">
            <text:p>156572,270857777</text:p>
          </table:table-cell>
          <table:table-cell table:style-name="ce1" office:value-type="float" office:value="0.35342684945812" calcext:value-type="float">
            <text:p>0,35342684945812</text:p>
          </table:table-cell>
          <table:table-cell table:style-name="ce1" office:value-type="float" office:value="242157.087294077" calcext:value-type="float">
            <text:p>242157,087294077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7380</text:p>
          </table:table-cell>
          <table:table-cell table:style-name="ce1" office:value-type="string" calcext:value-type="string">
            <text:p>Publicidade e outros serviços técnicos</text:p>
          </table:table-cell>
          <table:table-cell table:style-name="ce1" office:value-type="float" office:value="120740.949138218" calcext:value-type="float">
            <text:p>120740,949138218</text:p>
          </table:table-cell>
          <table:table-cell table:style-name="ce1" office:value-type="float" office:value="29711.6786345857" calcext:value-type="float">
            <text:p>29711,6786345857</text:p>
          </table:table-cell>
          <table:table-cell table:style-name="ce1" office:value-type="float" office:value="0.80251804787715" calcext:value-type="float">
            <text:p>0,80251804787715</text:p>
          </table:table-cell>
          <table:table-cell table:style-name="ce1" office:value-type="float" office:value="150452.627772803" calcext:value-type="float">
            <text:p>150452,62777280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3680</text:p>
          </table:table-cell>
          <table:table-cell table:style-name="ce1" office:value-type="string" calcext:value-type="string">
            <text:p>Água, esgoto, reciclagem e gestão de resíduos</text:p>
          </table:table-cell>
          <table:table-cell table:style-name="ce1" office:value-type="float" office:value="100170.340459566" calcext:value-type="float">
            <text:p>100170,340459566</text:p>
          </table:table-cell>
          <table:table-cell table:style-name="ce1" office:value-type="float" office:value="15351.5265959411" calcext:value-type="float">
            <text:p>15351,5265959411</text:p>
          </table:table-cell>
          <table:table-cell table:style-name="ce1" office:value-type="float" office:value="0.867111508952978" calcext:value-type="float">
            <text:p>0,867111508952978</text:p>
          </table:table-cell>
          <table:table-cell table:style-name="ce1" office:value-type="float" office:value="115521.867055508" calcext:value-type="float">
            <text:p>115521,86705550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6280</text:p>
          </table:table-cell>
          <table:table-cell table:style-name="ce1" office:value-type="string" calcext:value-type="string">
            <text:p>Desenvolvimento de sistemas e outros serviços de informação</text:p>
          </table:table-cell>
          <table:table-cell table:style-name="ce1" office:value-type="float" office:value="19887.8019140135" calcext:value-type="float">
            <text:p>19887,8019140135</text:p>
          </table:table-cell>
          <table:table-cell table:style-name="ce1" office:value-type="float" office:value="9473.66043707264" calcext:value-type="float">
            <text:p>9473,66043707264</text:p>
          </table:table-cell>
          <table:table-cell table:style-name="ce1" office:value-type="float" office:value="0.677343712523835" calcext:value-type="float">
            <text:p>0,677343712523835</text:p>
          </table:table-cell>
          <table:table-cell table:style-name="ce1" office:value-type="float" office:value="29361.4623510861" calcext:value-type="float">
            <text:p>29361,462351086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800</text:p>
          </table:table-cell>
          <table:table-cell table:style-name="ce1" office:value-type="string" calcext:value-type="string">
            <text:p>Outras máquinas e equipamentos mecânicos</text:p>
          </table:table-cell>
          <table:table-cell table:style-name="ce1" office:value-type="float" office:value="22900.226112969" calcext:value-type="float">
            <text:p>22900,226112969</text:p>
          </table:table-cell>
          <table:table-cell table:style-name="ce1" office:value-type="float" office:value="2903.59835773577" calcext:value-type="float">
            <text:p>2903,59835773577</text:p>
          </table:table-cell>
          <table:table-cell table:style-name="ce1" office:value-type="float" office:value="0.887474108303898" calcext:value-type="float">
            <text:p>0,887474108303898</text:p>
          </table:table-cell>
          <table:table-cell table:style-name="ce1" office:value-type="float" office:value="25803.8244707048" calcext:value-type="float">
            <text:p>25803,824470704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600</text:p>
          </table:table-cell>
          <table:table-cell table:style-name="ce1" office:value-type="string" calcext:value-type="string">
            <text:p>Produtos de madeira, exclusive móveis</text:p>
          </table:table-cell>
          <table:table-cell table:style-name="ce1" office:value-type="float" office:value="18209.2200298903" calcext:value-type="float">
            <text:p>18209,2200298903</text:p>
          </table:table-cell>
          <table:table-cell table:style-name="ce1" office:value-type="float" office:value="6765.18628696998" calcext:value-type="float">
            <text:p>6765,18628696998</text:p>
          </table:table-cell>
          <table:table-cell table:style-name="ce1" office:value-type="float" office:value="0.729115230963357" calcext:value-type="float">
            <text:p>0,729115230963357</text:p>
          </table:table-cell>
          <table:table-cell table:style-name="ce1" office:value-type="float" office:value="24974.4063168603" calcext:value-type="float">
            <text:p>24974,4063168603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091</text:p>
          </table:table-cell>
          <table:table-cell table:style-name="ce1" office:value-type="string" calcext:value-type="string">
            <text:p>Produtos químicos inorgânicos</text:p>
          </table:table-cell>
          <table:table-cell table:style-name="ce1" office:value-type="float" office:value="6997.98476838938" calcext:value-type="float">
            <text:p>6997,98476838938</text:p>
          </table:table-cell>
          <table:table-cell table:style-name="ce1" office:value-type="float" office:value="5558.86439425164" calcext:value-type="float">
            <text:p>5558,86439425164</text:p>
          </table:table-cell>
          <table:table-cell table:style-name="ce1" office:value-type="float" office:value="0.557304199305802" calcext:value-type="float">
            <text:p>0,557304199305802</text:p>
          </table:table-cell>
          <table:table-cell table:style-name="ce1" office:value-type="float" office:value="12556.849162641" calcext:value-type="float">
            <text:p>12556,84916264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7180</text:p>
          </table:table-cell>
          <table:table-cell table:style-name="ce1" office:value-type="string" calcext:value-type="string">
            <text:p>Serviços de arquitetura e engenharia</text:p>
          </table:table-cell>
          <table:table-cell table:style-name="ce1" office:value-type="float" office:value="1377.61368020866" calcext:value-type="float">
            <text:p>1377,61368020866</text:p>
          </table:table-cell>
          <table:table-cell table:style-name="ce1" office:value-type="float" office:value="24.9321967273858" calcext:value-type="float">
            <text:p>24,9321967273858</text:p>
          </table:table-cell>
          <table:table-cell table:style-name="ce1" office:value-type="float" office:value="0.982223614116743" calcext:value-type="float">
            <text:p>0,982223614116743</text:p>
          </table:table-cell>
          <table:table-cell table:style-name="ce1" office:value-type="float" office:value="1402.54587693604" calcext:value-type="float">
            <text:p>1402,54587693604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0580</text:p>
          </table:table-cell>
          <table:table-cell table:style-name="ce1" office:value-type="string" calcext:value-type="string">
            <text:p>Minerais não-metálicos</text:p>
          </table:table-cell>
          <table:table-cell table:style-name="ce1" office:value-type="float" office:value="33.2088312914619" calcext:value-type="float">
            <text:p>33,2088312914619</text:p>
          </table:table-cell>
          <table:table-cell table:style-name="ce1" office:value-type="float" office:value="6.77764664338792" calcext:value-type="float">
            <text:p>6,77764664338792</text:p>
          </table:table-cell>
          <table:table-cell table:style-name="ce1" office:value-type="float" office:value="0.83050153468303" calcext:value-type="float">
            <text:p>0,83050153468303</text:p>
          </table:table-cell>
          <table:table-cell table:style-name="ce1" office:value-type="float" office:value="39.9864779348498" calcext:value-type="float">
            <text:p>39,9864779348498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8400</text:p>
          </table:table-cell>
          <table:table-cell table:style-name="ce1" office:value-type="string" calcext:value-type="string">
            <text:p>Serviços coletivos da administração pública</text:p>
          </table:table-cell>
          <table:table-cell table:style-name="ce1" office:value-type="float" office:value="21.184723708867" calcext:value-type="float">
            <text:p>21,184723708867</text:p>
          </table:table-cell>
          <table:table-cell table:style-name="ce1" office:value-type="float" office:value="8.03919335163811" calcext:value-type="float">
            <text:p>8,03919335163811</text:p>
          </table:table-cell>
          <table:table-cell table:style-name="ce1" office:value-type="float" office:value="0.724910478804269" calcext:value-type="float">
            <text:p>0,724910478804269</text:p>
          </table:table-cell>
          <table:table-cell table:style-name="ce1" office:value-type="float" office:value="29.2239170605051" calcext:value-type="float">
            <text:p>29,2239170605051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0280</text:p>
          </table:table-cell>
          <table:table-cell table:style-name="ce1" office:value-type="string" calcext:value-type="string">
            <text:p>Produtos da exploração florestal e da silvicultura</text:p>
          </table:table-cell>
          <table:table-cell table:style-name="ce1" office:value-type="float" office:value="701644.582236761" calcext:value-type="float">
            <text:p>701644,5822367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091</text:p>
          </table:table-cell>
          <table:table-cell table:style-name="ce1" office:value-type="string" calcext:value-type="string">
            <text:p>Carne de bovinos e outros prod. de carne</text:p>
          </table:table-cell>
          <table:table-cell table:style-name="ce1" office:value-type="float" office:value="14991281.5411819" calcext:value-type="float">
            <text:p>14991281,54118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093</text:p>
          </table:table-cell>
          <table:table-cell table:style-name="ce1" office:value-type="string" calcext:value-type="string">
            <text:p>Outros produtos alimentares</text:p>
          </table:table-cell>
          <table:table-cell table:style-name="ce1" office:value-type="float" office:value="12018793.3382567" calcext:value-type="float">
            <text:p>12018793,3382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092</text:p>
          </table:table-cell>
          <table:table-cell table:style-name="ce1" office:value-type="string" calcext:value-type="string">
            <text:p>Produtos químicos diversos</text:p>
          </table:table-cell>
          <table:table-cell table:style-name="ce1" office:value-type="float" office:value="809831.663219152" calcext:value-type="float">
            <text:p>809831,6632191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0280</text:p>
          </table:table-cell>
          <table:table-cell table:style-name="ce1" office:value-type="string" calcext:value-type="string">
            <text:p>Pesca e aquicultura (peixe, crustáceos e moluscos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4974.767300396" calcext:value-type="float">
            <text:p>634974,7673003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091</text:p>
          </table:table-cell>
          <table:table-cell table:style-name="ce1" office:value-type="string" calcext:value-type="string">
            <text:p>Leite resfriado, esterilizado e pasteurizad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72057.023492" calcext:value-type="float">
            <text:p>13972057,0234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1093</text:p>
          </table:table-cell>
          <table:table-cell table:style-name="ce1" office:value-type="string" calcext:value-type="string">
            <text:p>Conservas de frutas, legumes, outros vegetais e sucos de fruta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02410.1315467" calcext:value-type="float">
            <text:p>13702410,13154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2092</text:p>
          </table:table-cell>
          <table:table-cell table:style-name="ce1" office:value-type="string" calcext:value-type="string">
            <text:p>Defensivos agrícolas e desinfestantes domissanitário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9533.311642117" calcext:value-type="float">
            <text:p>419533,3116421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39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initial-creator>TJL</meta:initial-creator>
    <dc:creator>Rodrigo Emmanuel Santana Borges</dc:creator>
    <meta:creation-date>2016-08-18T13:39:56Z</meta:creation-date>
    <dc:date>2021-06-23T00:09:49.013382449</dc:date>
    <meta:editing-duration>PT40S</meta:editing-duration>
    <meta:editing-cycles>1</meta:editing-cycles>
    <meta:document-statistic meta:table-count="1" meta:cell-count="1274" meta:object-count="0"/>
  </office:meta>
</office:document-meta>
</file>